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10E1A9A1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Zónakiterjesztés" style:family="table">
      <style:table-properties style:width="2.4799in" table:align="left"/>
    </style:style>
    <style:style style:name="Zónakiterjesztés.A" style:family="table-column">
      <style:table-column-properties style:column-width="1.2715in"/>
    </style:style>
    <style:style style:name="Zónakiterjesztés.B" style:family="table-column">
      <style:table-column-properties style:column-width="1.2083in"/>
    </style:style>
    <style:style style:name="Zónakiterjeszté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Zónakiterjesztés.B1" style:family="table-cell">
      <style:table-cell-properties fo:background-color="#cccccc" fo:padding="0.0382in" fo:border="0.05pt solid #000000">
        <style:background-image/>
      </style:table-cell-properties>
    </style:style>
    <style:style style:name="Zónakiterjesztés.A2" style:family="table-cell">
      <style:table-cell-properties fo:padding="0.0382in" fo:border-left="0.05pt solid #000000" fo:border-right="none" fo:border-top="none" fo:border-bottom="0.05pt solid #000000"/>
    </style:style>
    <style:style style:name="Zónakiterjesztés.B2" style:family="table-cell">
      <style:table-cell-properties fo:padding="0.0382in" fo:border-left="0.05pt solid #000000" fo:border-right="0.05pt solid #000000" fo:border-top="none" fo:border-bottom="0.05pt solid #000000"/>
    </style:style>
    <style:style style:name="Zónakiterjesztés.A3" style:family="table-cell">
      <style:table-cell-properties fo:padding="0.0382in" fo:border-left="0.05pt solid #000000" fo:border-right="none" fo:border-top="none" fo:border-bottom="0.05pt solid #000000"/>
    </style:style>
    <style:style style:name="Zónakiterjesztés.B3" style:family="table-cell">
      <style:table-cell-properties fo:padding="0.0382in" fo:border-left="0.05pt solid #000000" fo:border-right="0.05pt solid #000000" fo:border-top="none" fo:border-bottom="0.05pt solid #000000"/>
    </style:style>
    <style:style style:name="Zónakiterjesztés.A4" style:family="table-cell">
      <style:table-cell-properties fo:padding="0.0382in" fo:border-left="0.05pt solid #000000" fo:border-right="none" fo:border-top="none" fo:border-bottom="0.05pt solid #000000"/>
    </style:style>
    <style:style style:name="Zónakiterjesztés.B4" style:family="table-cell">
      <style:table-cell-properties fo:padding="0.0382in" fo:border-left="0.05pt solid #000000" fo:border-right="0.05pt solid #000000" fo:border-top="none" fo:border-bottom="0.05pt solid #000000"/>
    </style:style>
    <style:style style:name="Zónakiterjesztés.A5" style:family="table-cell">
      <style:table-cell-properties fo:padding="0.0382in" fo:border-left="0.05pt solid #000000" fo:border-right="none" fo:border-top="none" fo:border-bottom="0.05pt solid #000000"/>
    </style:style>
    <style:style style:name="Zónakiterjesztés.B5" style:family="table-cell">
      <style:table-cell-properties fo:padding="0.0382in" fo:border-left="0.05pt solid #000000" fo:border-right="0.05pt solid #000000" fo:border-top="none" fo:border-bottom="0.05pt solid #000000"/>
    </style:style>
    <style:style style:name="Távolság_5f_célszámok" style:display-name="Távolság_célszámok" style:family="table">
      <style:table-properties style:width="1.5514in" table:align="left" style:may-break-between-rows="false"/>
    </style:style>
    <style:style style:name="Távolság_5f_célszámok.A" style:display-name="Távolság_célszámok.A" style:family="table-column">
      <style:table-column-properties style:column-width="0.8132in"/>
    </style:style>
    <style:style style:name="Távolság_5f_célszámok.B" style:display-name="Távolság_célszámok.B" style:family="table-column">
      <style:table-column-properties style:column-width="0.7382in"/>
    </style:style>
    <style:style style:name="Távolság_5f_célszámok.A1" style:display-name="Távolság_célszámok.A1" style:family="table-cell">
      <style:table-cell-properties fo:background-color="#cccccc" fo:padding-left="0.0396in" fo:padding-right="0in" fo:padding-top="0in" fo:padding-bottom="0in" fo:border-left="0.05pt solid #000000" fo:border-right="none" fo:border-top="0.05pt solid #000000" fo:border-bottom="0.05pt solid #000000">
        <style:background-image/>
      </style:table-cell-properties>
    </style:style>
    <style:style style:name="Távolság_5f_célszámok.B1" style:display-name="Távolság_célszámok.B1" style:family="table-cell">
      <style:table-cell-properties fo:background-color="#cccccc" fo:padding-left="0.0396in" fo:padding-right="0in" fo:padding-top="0in" fo:padding-bottom="0in" fo:border="0.05pt solid #000000">
        <style:background-image/>
      </style:table-cell-properties>
    </style:style>
    <style:style style:name="Távolság_5f_célszámok.A2" style:display-name="Távolság_célszámok.A2" style:family="table-cell">
      <style:table-cell-properties fo:background-color="transparent" fo:padding-left="0.0396in" fo:padding-right="0in" fo:padding-top="0in" fo:padding-bottom="0in" fo:border-left="0.05pt solid #000000" fo:border-right="none" fo:border-top="none" fo:border-bottom="0.05pt solid #000000">
        <style:background-image/>
      </style:table-cell-properties>
    </style:style>
    <style:style style:name="Távolság_5f_célszámok.B2" style:display-name="Távolság_célszámok.B2" style:family="table-cell">
      <style:table-cell-properties fo:background-color="transparent" fo:padding-left="0.0396in" fo:padding-right="0in" fo:padding-top="0in" fo:padding-bottom="0in" fo:border-left="0.05pt solid #000000" fo:border-right="0.05pt solid #000000" fo:border-top="none" fo:border-bottom="0.05pt solid #000000">
        <style:background-image/>
      </style:table-cell-properties>
    </style:style>
    <style:style style:name="Tábla6" style:family="table">
      <style:table-properties style:width="6.8847in" fo:margin-left="0.0069in" fo:margin-right="-0.1993in" table:align="margins" style:may-break-between-rows="false"/>
    </style:style>
    <style:style style:name="Tábla6.A" style:family="table-column">
      <style:table-column-properties style:column-width="0.2646in" style:rel-column-width="2518*"/>
    </style:style>
    <style:style style:name="Tábla6.B" style:family="table-column">
      <style:table-column-properties style:column-width="0.2278in" style:rel-column-width="2168*"/>
    </style:style>
    <style:style style:name="Tábla6.C" style:family="table-column">
      <style:table-column-properties style:column-width="1.2118in" style:rel-column-width="11535*"/>
    </style:style>
    <style:style style:name="Tábla6.D" style:family="table-column">
      <style:table-column-properties style:column-width="0.6826in" style:rel-column-width="6497*"/>
    </style:style>
    <style:style style:name="Tábla6.E" style:family="table-column">
      <style:table-column-properties style:column-width="1.4771in" style:rel-column-width="14060*"/>
    </style:style>
    <style:style style:name="Tábla6.F" style:family="table-column">
      <style:table-column-properties style:column-width="3.0208in" style:rel-column-width="28757*"/>
    </style:style>
    <style:style style:name="Tábla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6.F1" style:family="table-cell">
      <style:table-cell-properties style:vertical-align="middle" fo:background-color="#e6e6e6" fo:padding="0.0382in" fo:border="0.05pt solid #000000">
        <style:background-image/>
      </style:table-cell-properties>
    </style:style>
    <style:style style:name="Tábla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6.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6.E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 style:family="table">
      <style:table-properties style:width="6.8847in" fo:margin-left="0.0069in" fo:margin-right="-0.1993in" table:align="margins" style:may-break-between-rows="false"/>
    </style:style>
    <style:style style:name="Táblázat3.A" style:family="table-column">
      <style:table-column-properties style:column-width="0.2646in" style:rel-column-width="2518*"/>
    </style:style>
    <style:style style:name="Táblázat3.B" style:family="table-column">
      <style:table-column-properties style:column-width="1.4396in" style:rel-column-width="13703*"/>
    </style:style>
    <style:style style:name="Táblázat3.C" style:family="table-column">
      <style:table-column-properties style:column-width="0.6826in" style:rel-column-width="6497*"/>
    </style:style>
    <style:style style:name="Táblázat3.D" style:family="table-column">
      <style:table-column-properties style:column-width="1.4771in" style:rel-column-width="14060*"/>
    </style:style>
    <style:style style:name="Táblázat3.E" style:family="table-column">
      <style:table-column-properties style:column-width="3.0208in" style:rel-column-width="28757*"/>
    </style:style>
    <style:style style:name="Táblázat3.A1" style:family="table-cell">
      <style:table-cell-properties style:vertical-align="middle" fo:background-color="#b3b3b3" fo:padding="0.0382in" fo:border="0.05pt solid #000000">
        <style:background-image/>
      </style:table-cell-properties>
    </style:style>
    <style:style style:name="Táblázat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D2"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 style:family="table">
      <style:table-properties style:width="6.6924in" table:align="margins"/>
    </style:style>
    <style:style style:name="Táblázat1.A" style:family="table-column">
      <style:table-column-properties style:column-width="6.6924in" style:rel-column-width="65535*"/>
    </style:style>
    <style:style style:name="Táblázat1.A1" style:family="table-cell">
      <style:table-cell-properties fo:padding="0.0382in" fo:border="0.05pt solid #000000"/>
    </style:style>
    <style:style style:name="Táblázat2" style:family="table">
      <style:table-properties style:width="6.6924in" table:align="margins"/>
    </style:style>
    <style:style style:name="Táblázat2.A" style:family="table-column">
      <style:table-column-properties style:column-width="6.6924in" style:rel-column-width="65535*"/>
    </style:style>
    <style:style style:name="Táblázat2.A1" style:family="table-cell">
      <style:table-cell-properties fo:padding="0.0382in" fo:border="0.05pt solid #000000"/>
    </style:style>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style>
    <style:style style:name="P3" style:family="paragraph" style:parent-style-name="Contents_20_Heading">
      <style:paragraph-properties fo:break-before="pag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style:text-underline-style="none"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background-color="transparent"/>
    </style:style>
    <style:style style:name="P7" style:family="paragraph" style:parent-style-name="Text_20_body">
      <style:paragraph-properties fo:margin-left="0in" fo:margin-right="0in" fo:text-indent="0in" style:auto-text-indent="false"/>
      <style:text-properties fo:font-style="italic" fo:background-color="transparent" style:font-style-asian="italic" style:font-style-complex="italic"/>
    </style:style>
    <style:style style:name="P8" style:family="paragraph" style:parent-style-name="Text_20_body">
      <style:paragraph-properties fo:margin-left="0in" fo:margin-right="0in" fo:text-align="justify" style:justify-single-word="false" fo:text-indent="0in" style:auto-text-indent="false"/>
      <style:text-properties fo:font-style="italic" fo:background-color="transparent" style:font-style-asian="italic" style:font-style-complex="italic"/>
    </style:style>
    <style:style style:name="P9" style:family="paragraph" style:parent-style-name="Text_20_body">
      <style:paragraph-properties fo:margin-left="0in" fo:margin-right="0in" fo:text-align="start" style:justify-single-word="false" fo:text-indent="0in" style:auto-text-indent="false"/>
    </style:style>
    <style:style style:name="P10" style:family="paragraph" style:parent-style-name="Text_20_body">
      <style:paragraph-properties fo:margin-left="0in" fo:margin-right="0in" fo:text-indent="0in" style:auto-text-indent="false"/>
      <style:text-properties fo:background-color="#23ff23"/>
    </style:style>
    <style:style style:name="P11" style:family="paragraph" style:parent-style-name="Text_20_body">
      <style:paragraph-properties fo:margin-left="0in" fo:margin-right="0in" fo:text-indent="0in" style:auto-text-indent="false"/>
      <style:text-properties officeooo:rsid="000ac17d" officeooo:paragraph-rsid="000ac17d"/>
    </style:style>
    <style:style style:name="P12"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font-size="8pt" style:font-size-asian="8pt" style:font-size-complex="8pt"/>
    </style:style>
    <style:style style:name="P13" style:family="paragraph" style:parent-style-name="Quotations">
      <style:paragraph-properties fo:margin-left="0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background-color="#ffff00"/>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9" style:family="paragraph" style:parent-style-name="Text_20_body">
      <style:paragraph-properties fo:text-align="center" style:justify-single-word="false"/>
      <style:text-properties fo:font-size="9pt" style:font-size-asian="9pt" style:font-size-complex="9pt"/>
    </style:style>
    <style:style style:name="P20" style:family="paragraph" style:parent-style-name="Text_20_body">
      <style:text-properties style:text-underline-style="solid" style:text-underline-type="double" style:text-underline-width="auto" style:text-underline-color="font-color"/>
    </style:style>
    <style:style style:name="P21" style:family="paragraph" style:parent-style-name="Text_20_body">
      <style:text-properties fo:background-color="#23ff23"/>
    </style:style>
    <style:style style:name="P22" style:family="paragraph" style:parent-style-name="Text_20_body">
      <style:text-properties officeooo:rsid="00102dd7" officeooo:paragraph-rsid="00102dd7"/>
    </style:style>
    <style:style style:name="P23" style:family="paragraph" style:parent-style-name="Text_20_body">
      <style:paragraph-properties fo:margin-left="0in" fo:margin-right="0in" fo:text-indent="0.0783in" style:auto-text-indent="false"/>
    </style:style>
    <style:style style:name="P24" style:family="paragraph" style:parent-style-name="Text_20_body">
      <style:paragraph-properties fo:margin-left="0.4925in" fo:margin-right="0in" fo:margin-top="0in" fo:margin-bottom="0in" loext:contextual-spacing="false" fo:text-indent="0in" style:auto-text-indent="false"/>
      <style:text-properties fo:font-style="italic" style:font-style-asian="italic" style:font-style-complex="italic"/>
    </style:style>
    <style:style style:name="P25" style:family="paragraph" style:parent-style-name="Quotations">
      <style:paragraph-properties fo:margin-left="0.4925in" fo:margin-right="0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font-style="italic" style:font-style-asian="italic" style:font-style-complex="italic"/>
    </style:style>
    <style:style style:name="P26" style:family="paragraph" style:parent-style-name="Preformatted_20_Text">
      <style:text-properties style:font-name="FreeSerif1"/>
    </style:style>
    <style:style style:name="P27" style:family="paragraph" style:parent-style-name="Preformatted_20_Text">
      <style:text-properties fo:color="#0047ff" style:font-name="FreeSerif1"/>
    </style:style>
    <style:style style:name="P28" style:family="paragraph" style:parent-style-name="_5b_RPG_5d__20_Táblázattartalom_20_1">
      <style:text-properties style:text-line-through-style="solid" style:text-line-through-type="single" style:text-line-through-width="bold" fo:background-color="transparent"/>
    </style:style>
    <style:style style:name="P29" style:family="paragraph" style:parent-style-name="_5b_RPG_5d__20_Táblázattartalom_20_1">
      <style:text-properties style:text-line-through-style="none" style:text-line-through-type="none"/>
    </style:style>
    <style:style style:name="P30" style:family="paragraph" style:parent-style-name="_5b_RPG_5d__20_Táblázattartalom_20_1">
      <style:text-properties style:text-line-through-style="none" style:text-line-through-type="none" fo:background-color="transparent"/>
    </style:style>
    <style:style style:name="P31" style:family="paragraph" style:parent-style-name="_5b_RPG_5d__20_Táblázattartalom_20_1">
      <style:paragraph-properties fo:text-align="start" style:justify-single-word="false"/>
      <style:text-properties style:text-line-through-style="none" style:text-line-through-type="none" fo:font-size="9pt" fo:background-color="transparent" style:font-size-asian="9pt" style:font-size-complex="9pt"/>
    </style:style>
    <style:style style:name="P32" style:family="paragraph" style:parent-style-name="_5b_RPG_5d__20_Táblázattartalom_20_1">
      <style:paragraph-properties fo:text-align="start" style:justify-single-word="false"/>
      <style:text-properties style:text-line-through-style="none" style:text-line-through-type="none" fo:font-size="9pt" fo:background-color="#ff0000" style:font-size-asian="9pt" style:font-size-complex="9pt"/>
    </style:style>
    <style:style style:name="P33" style:family="paragraph" style:parent-style-name="_5b_RPG_5d__20_Táblázattartalom_20_1">
      <style:paragraph-properties fo:text-align="start" style:justify-single-word="false"/>
      <style:text-properties style:text-line-through-style="none" style:text-line-through-type="none" fo:font-size="9pt" fo:background-color="#ff6633" style:font-size-asian="9pt" style:font-size-complex="9pt"/>
    </style:style>
    <style:style style:name="P34" style:family="paragraph" style:parent-style-name="_5b_RPG_5d__20_Táblázattartalom_20_1">
      <style:text-properties style:text-line-through-style="none" style:text-line-through-type="none" fo:font-size="10pt" style:font-size-asian="10pt" style:font-size-complex="10pt"/>
    </style:style>
    <style:style style:name="P35" style:family="paragraph" style:parent-style-name="_5b_RPG_5d__20_Táblázattartalom_20_1">
      <style:text-properties style:text-line-through-style="none" style:text-line-through-type="none" fo:background-color="#ff6633"/>
    </style:style>
    <style:style style:name="P36" style:family="paragraph" style:parent-style-name="Text_20_body">
      <style:paragraph-properties fo:margin-top="0in" fo:margin-bottom="0in" loext:contextual-spacing="false"/>
    </style:style>
    <style:style style:name="P37" style:family="paragraph" style:parent-style-name="Text_20_body">
      <style:paragraph-properties fo:margin-top="0in" fo:margin-bottom="0in" loext:contextual-spacing="false" fo:text-align="center" style:justify-single-word="false"/>
    </style:style>
    <style:style style:name="P38" style:family="paragraph" style:parent-style-name="Text_20_body">
      <style:paragraph-properties fo:margin-top="0in" fo:margin-bottom="0in" loext:contextual-spacing="false" fo:text-align="center" style:justify-single-word="false"/>
      <style:text-properties fo:font-weight="bold" style:font-weight-asian="bold" style:font-weight-complex="bold"/>
    </style:style>
    <style:style style:name="P39" style:family="paragraph" style:parent-style-name="Text_20_body">
      <style:paragraph-properties fo:margin-top="0in" fo:margin-bottom="0in" loext:contextual-spacing="false" fo:text-align="center" style:justify-single-word="false"/>
      <style:text-properties fo:font-size="9pt" style:font-size-asian="9pt" style:font-size-complex="9pt"/>
    </style:style>
    <style:style style:name="P40" style:family="paragraph" style:parent-style-name="Text_20_body">
      <style:paragraph-properties fo:margin-top="0in" fo:margin-bottom="0in" loext:contextual-spacing="false" fo:text-align="center" style:justify-single-word="false"/>
      <style:text-properties fo:font-size="8pt" style:font-size-asian="8pt" style:font-size-complex="8pt"/>
    </style:style>
    <style:style style:name="P41" style:family="paragraph" style:parent-style-name="Text_20_body">
      <style:paragraph-properties fo:margin-top="0in" fo:margin-bottom="0in" loext:contextual-spacing="false" fo:text-align="center" style:justify-single-word="false"/>
      <style:text-properties style:font-name="Arial" fo:font-size="8pt" fo:font-style="normal" style:font-size-asian="8pt" style:font-style-asian="normal" style:font-size-complex="8pt" style:font-style-complex="normal"/>
    </style:style>
    <style:style style:name="P42" style:family="paragraph" style:parent-style-name="Contents_20_1">
      <style:paragraph-properties>
        <style:tab-stops>
          <style:tab-stop style:position="6.6925in" style:type="right" style:leader-style="dotted" style:leader-text="."/>
        </style:tab-stops>
      </style:paragraph-properties>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Contents_20_3">
      <style:paragraph-properties>
        <style:tab-stops>
          <style:tab-stop style:position="6.2992in" style:type="right" style:leader-style="dotted" style:leader-text="."/>
        </style:tab-stops>
      </style:paragraph-properties>
    </style:style>
    <style:style style:name="P45" style:family="paragraph" style:parent-style-name="Contents_20_4">
      <style:paragraph-properties>
        <style:tab-stops>
          <style:tab-stop style:position="6.1028in" style:type="right" style:leader-style="dotted" style:leader-text="."/>
        </style:tab-stops>
      </style:paragraph-properties>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4"/>
    <style:style style:name="P49" style:family="paragraph" style:parent-style-name="Standard" style:list-style-name="L7"/>
    <style:style style:name="P50" style:family="paragraph" style:parent-style-name="Standard" style:list-style-name="L16"/>
    <style:style style:name="P51" style:family="paragraph" style:parent-style-name="Standard" style:list-style-name="L17"/>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5"/>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Heading_20_4">
      <loext:graphic-properties draw:fill="solid" draw:fill-color="#ffcc99"/>
      <style:paragraph-properties fo:background-color="#ffcc99">
        <style:background-image/>
      </style:paragraph-properties>
    </style:style>
    <style:style style:name="P59" style:family="paragraph" style:parent-style-name="Heading_20_4">
      <style:paragraph-properties fo:break-before="page"/>
    </style:style>
    <style:style style:name="P60" style:family="paragraph" style:parent-style-name="Heading_20_4">
      <style:paragraph-properties fo:margin-left="0in" fo:margin-right="0in" fo:text-indent="0in" style:auto-text-indent="false"/>
      <style:text-properties officeooo:paragraph-rsid="000ac17d"/>
    </style:style>
    <style:style style:name="P61" style:family="paragraph" style:parent-style-name="Heading_20_4">
      <style:paragraph-properties fo:margin-left="0in" fo:margin-right="0in" fo:text-indent="0in" style:auto-text-indent="false"/>
      <style:text-properties officeooo:paragraph-rsid="0011d151"/>
    </style:style>
    <style:style style:name="P62" style:family="paragraph" style:parent-style-name="Text_20_body" style:list-style-name="L3"/>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10">
      <style:text-properties officeooo:paragraph-rsid="000ac17d"/>
    </style:style>
    <style:style style:name="P66" style:family="paragraph" style:parent-style-name="Text_20_body" style:list-style-name="L11"/>
    <style:style style:name="P67" style:family="paragraph" style:parent-style-name="Text_20_body" style:list-style-name="L12">
      <style:text-properties officeooo:rsid="00102dd7" officeooo:paragraph-rsid="00102dd7"/>
    </style:style>
    <style:style style:name="P68" style:family="paragraph" style:parent-style-name="Text_20_body" style:list-style-name="L12">
      <style:text-properties fo:color="#ff3333" officeooo:rsid="00102dd7" officeooo:paragraph-rsid="00102dd7"/>
    </style:style>
    <style:style style:name="P69" style:family="paragraph" style:parent-style-name="Text_20_body" style:list-style-name="L13"/>
    <style:style style:name="P70" style:family="paragraph" style:parent-style-name="Text_20_body" style:list-style-name="L17">
      <style:text-properties fo:background-color="#ff0000"/>
    </style:style>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text-properties officeooo:rsid="0011d151" officeooo:paragraph-rsid="0011d151"/>
    </style:style>
    <style:style style:name="P74" style:family="paragraph" style:parent-style-name="Text_20_body" style:list-style-name="L27">
      <style:text-properties officeooo:rsid="0011d151" officeooo:paragraph-rsid="0011d151"/>
    </style:style>
    <style:style style:name="P75" style:family="paragraph" style:parent-style-name="Text_20_body" style:list-style-name="L1">
      <style:paragraph-properties fo:margin-left="0.4925in" fo:margin-right="0in" fo:text-indent="0.0783in" style:auto-text-indent="false"/>
    </style:style>
    <style:style style:name="P76" style:family="paragraph" style:parent-style-name="Text_20_body" style:list-style-name="L2">
      <style:paragraph-properties fo:margin-left="0.4925in" fo:margin-right="0in" fo:text-indent="0in" style:auto-text-indent="false"/>
    </style:style>
    <style:style style:name="P77" style:family="paragraph" style:parent-style-name="Text_20_body" style:list-style-name="L4">
      <style:paragraph-properties fo:margin-left="0.4925in" fo:margin-right="0in" fo:text-indent="0in" style:auto-text-indent="false"/>
    </style:style>
    <style:style style:name="P78" style:family="paragraph" style:parent-style-name="Text_20_body" style:list-style-name="L7">
      <style:paragraph-properties fo:margin-left="0.4925in" fo:margin-right="0in" fo:text-indent="0in" style:auto-text-indent="false"/>
    </style:style>
    <style:style style:name="P79" style:family="paragraph" style:parent-style-name="Text_20_body" style:list-style-name="L9">
      <style:paragraph-properties fo:margin-left="0.4925in" fo:margin-right="0in" fo:text-indent="0in" style:auto-text-indent="false"/>
    </style:style>
    <style:style style:name="P80" style:family="paragraph" style:parent-style-name="Text_20_body" style:list-style-name="L17">
      <style:paragraph-properties fo:margin-left="0.4925in" fo:margin-right="0in" fo:text-indent="0in" style:auto-text-indent="false"/>
      <style:text-properties fo:background-color="#ff0000"/>
    </style:style>
    <style:style style:name="P81" style:family="paragraph" style:parent-style-name="Text_20_body" style:list-style-name="L21">
      <style:paragraph-properties fo:margin-left="0.4925in" fo:margin-right="0in" fo:text-indent="0in" style:auto-text-indent="false"/>
      <style:text-properties fo:background-color="#ff0000"/>
    </style:style>
    <style:style style:name="P82" style:family="paragraph" style:parent-style-name="Text_20_body" style:list-style-name="L15">
      <style:paragraph-properties fo:margin-left="0.4925in" fo:margin-right="0in" fo:text-align="justify" style:justify-single-word="false" fo:text-indent="0in" style:auto-text-indent="false"/>
      <style:text-properties fo:font-weight="normal" style:font-weight-asian="normal" style:font-weight-complex="normal"/>
    </style:style>
    <style:style style:name="P83" style:family="paragraph" style:parent-style-name="Text_20_body" style:list-style-name="L17">
      <style:paragraph-properties fo:margin-left="0.4925in" fo:margin-right="0in" fo:text-align="justify" style:justify-single-word="false" fo:text-indent="0in" style:auto-text-indent="false"/>
    </style:style>
    <style:style style:name="P84" style:family="paragraph" style:parent-style-name="Text_20_body" style:list-style-name="L18">
      <style:paragraph-properties fo:margin-left="0.4925in" fo:margin-right="0in" fo:text-indent="0in" style:auto-text-indent="false"/>
    </style:style>
    <style:style style:name="P85" style:family="paragraph" style:parent-style-name="Text_20_body" style:list-style-name="L18">
      <style:paragraph-properties fo:margin-left="0.4925in" fo:margin-right="0in" fo:text-align="justify" style:justify-single-word="false" fo:text-indent="0in" style:auto-text-indent="false"/>
      <style:text-properties fo:font-style="italic" fo:background-color="#ff9966" style:font-style-asian="italic" style:font-style-complex="italic"/>
    </style:style>
    <style:style style:name="P86" style:family="paragraph" style:parent-style-name="Text_20_body" style:list-style-name="L20">
      <style:paragraph-properties fo:margin-left="0.4925in" fo:margin-right="0in" fo:text-indent="0in" style:auto-text-indent="false"/>
    </style:style>
    <style:style style:name="P87" style:family="paragraph" style:parent-style-name="Text_20_body" style:list-style-name="L21">
      <style:paragraph-properties fo:margin-left="0.4925in" fo:margin-right="0in" fo:text-indent="0in" style:auto-text-indent="false"/>
      <style:text-properties fo:background-color="transparent"/>
    </style:style>
    <style:style style:name="P88" style:family="paragraph" style:parent-style-name="Text_20_body" style:list-style-name="L22">
      <style:paragraph-properties fo:margin-left="0.4925in" fo:margin-right="0in" fo:text-indent="0in" style:auto-text-indent="false"/>
      <style:text-properties fo:background-color="transparent"/>
    </style:style>
    <style:style style:name="P89" style:family="paragraph" style:parent-style-name="Text_20_body" style:list-style-name="L22">
      <style:paragraph-properties fo:margin-left="0.4925in" fo:margin-right="0in" fo:text-indent="0in" style:auto-text-indent="false"/>
      <style:text-properties fo:background-color="#ff9966"/>
    </style:style>
    <style:style style:name="P90" style:family="paragraph" style:parent-style-name="Text_20_body" style:list-style-name="L23">
      <style:paragraph-properties fo:margin-left="0.4925in" fo:margin-right="0in" fo:text-align="justify" style:justify-single-word="false" fo:text-indent="0in" style:auto-text-indent="false"/>
      <style:text-properties fo:background-color="#ff9966"/>
    </style:style>
    <style:style style:name="P91" style:family="paragraph" style:parent-style-name="Text_20_body" style:list-style-name="L22">
      <loext:graphic-properties draw:fill="solid" draw:fill-color="#ffcc99"/>
      <style:paragraph-properties fo:margin-left="0.4925in" fo:margin-right="0in" fo:text-indent="0in" style:auto-text-indent="false" fo:background-color="#ffcc99">
        <style:background-image/>
      </style:paragraph-properties>
    </style:style>
    <style:style style:name="P92" style:family="paragraph" style:parent-style-name="Text_20_body" style:list-style-name="L23">
      <style:paragraph-properties fo:margin-left="0.4925in" fo:margin-right="0in" fo:text-align="justify" style:justify-single-word="false" fo:text-indent="0in" style:auto-text-indent="false"/>
      <style:text-properties fo:font-size="10pt" fo:font-style="italic" fo:background-color="#ffff99" style:font-size-asian="10pt" style:font-style-asian="italic" style:font-size-complex="10pt" style:font-style-complex="italic"/>
    </style:style>
    <style:style style:name="P93" style:family="paragraph" style:parent-style-name="Text_20_body" style:list-style-name="L25">
      <style:paragraph-properties fo:margin-left="0.4925in" fo:margin-right="0in" fo:text-indent="0in" style:auto-text-indent="false"/>
    </style:style>
    <style:style style:name="P94" style:family="paragraph" style:parent-style-name="Text_20_body" style:list-style-name="L26">
      <style:paragraph-properties fo:margin-left="0.4925in" fo:margin-right="0in" fo:text-indent="0in" style:auto-text-indent="false"/>
    </style:style>
    <style:style style:name="P95" style:family="paragraph" style:parent-style-name="Text_20_body" style:list-style-name="L4">
      <style:paragraph-properties fo:margin-left="0.9846in" fo:margin-right="0in" fo:text-indent="0in" style:auto-text-indent="false"/>
    </style:style>
    <style:style style:name="P96" style:family="paragraph" style:parent-style-name="Text_20_body" style:list-style-name="L9">
      <style:paragraph-properties fo:margin-left="0.9846in" fo:margin-right="0in" fo:text-indent="0in" style:auto-text-indent="false"/>
    </style:style>
    <style:style style:name="P97" style:family="paragraph" style:parent-style-name="Text_20_body" style:list-style-name="L18">
      <style:paragraph-properties fo:margin-left="0.9846in" fo:margin-right="0in" fo:text-align="justify" style:justify-single-word="false" fo:text-indent="0in" style:auto-text-indent="false"/>
      <style:text-properties fo:font-style="italic" fo:background-color="#ff9966" style:font-style-asian="italic" style:font-style-complex="italic"/>
    </style:style>
    <style:style style:name="P98" style:family="paragraph" style:parent-style-name="Text_20_body" style:list-style-name="L8">
      <style:paragraph-properties fo:margin-left="0in" fo:margin-right="0in" fo:text-indent="0in" style:auto-text-indent="false"/>
    </style:style>
    <style:style style:name="P99" style:family="paragraph" style:parent-style-name="Text_20_body" style:list-style-name="L9">
      <style:paragraph-properties fo:margin-left="0in" fo:margin-right="0in" fo:text-indent="0in" style:auto-text-indent="false"/>
    </style:style>
    <style:style style:name="P100" style:family="paragraph" style:parent-style-name="Text_20_body" style:list-style-name="L15">
      <style:paragraph-properties fo:margin-left="0in" fo:margin-right="0in" fo:text-align="justify" style:justify-single-word="false" fo:text-indent="0in" style:auto-text-indent="false"/>
    </style:style>
    <style:style style:name="P101" style:family="paragraph" style:parent-style-name="Text_20_body" style:list-style-name="L19">
      <style:paragraph-properties fo:margin-left="0in" fo:margin-right="0in" fo:text-align="justify" style:justify-single-word="false" fo:text-indent="0in" style:auto-text-indent="false"/>
    </style:style>
    <style:style style:name="P102" style:family="paragraph" style:parent-style-name="Text_20_body" style:list-style-name="L23">
      <style:paragraph-properties fo:margin-left="0in" fo:margin-right="0in" fo:text-align="justify" style:justify-single-word="false" fo:text-indent="0in" style:auto-text-indent="false"/>
    </style:style>
    <style:style style:name="P103" style:family="paragraph" style:parent-style-name="Text_20_body" style:list-style-name="L15">
      <style:paragraph-properties fo:margin-left="0in" fo:margin-right="0in" fo:text-align="justify" style:justify-single-word="false" fo:text-indent="0in" style:auto-text-indent="false"/>
      <style:text-properties fo:font-weight="bold" style:font-weight-asian="bold" style:font-weight-complex="bold"/>
    </style:style>
    <style:style style:name="P104" style:family="paragraph" style:parent-style-name="Text_20_body" style:list-style-name="L16">
      <style:paragraph-properties fo:margin-left="0in" fo:margin-right="0in" fo:text-indent="0in" style:auto-text-indent="false"/>
    </style:style>
    <style:style style:name="P105" style:family="paragraph" style:parent-style-name="Text_20_body" style:list-style-name="L21">
      <style:paragraph-properties fo:margin-left="0in" fo:margin-right="0in" fo:text-indent="0in" style:auto-text-indent="false"/>
      <style:text-properties fo:background-color="transparent"/>
    </style:style>
    <style:style style:name="P106" style:family="paragraph" style:parent-style-name="Text_20_body" style:list-style-name="L23">
      <style:paragraph-properties fo:margin-left="0in" fo:margin-right="0in" fo:text-align="justify" style:justify-single-word="false" fo:text-indent="0in" style:auto-text-indent="false"/>
      <style:text-properties fo:background-color="transparent"/>
    </style:style>
    <style:style style:name="P107" style:family="paragraph" style:parent-style-name="Text_20_body" style:list-style-name="L22">
      <loext:graphic-properties draw:fill="solid" draw:fill-color="#ff9966"/>
      <style:paragraph-properties fo:margin-left="0in" fo:margin-right="0in" fo:text-indent="0in" style:auto-text-indent="false" fo:background-color="#ff9966">
        <style:background-image/>
      </style:paragraph-properties>
    </style:style>
    <style:style style:name="P108" style:family="paragraph" style:parent-style-name="Text_20_body" style:list-style-name="L22">
      <loext:graphic-properties draw:fill="solid" draw:fill-color="#ffcc99"/>
      <style:paragraph-properties fo:margin-left="0in" fo:margin-right="0in" fo:text-indent="0in" style:auto-text-indent="false" fo:background-color="#ffcc99">
        <style:background-image/>
      </style:paragraph-properties>
    </style:style>
    <style:style style:name="P109" style:family="paragraph" style:parent-style-name="Text_20_body" style:list-style-name="L25">
      <style:paragraph-properties fo:margin-left="0in" fo:margin-right="0in" fo:text-indent="0in" style:auto-text-indent="false"/>
    </style:style>
    <style:style style:name="P110" style:family="paragraph" style:parent-style-name="Text_20_body">
      <style:paragraph-properties fo:margin-left="0in" fo:margin-right="0in" fo:text-indent="0in" style:auto-text-indent="false"/>
      <style:text-properties officeooo:rsid="0011d151" officeooo:paragraph-rsid="0011d151"/>
    </style:style>
    <style:style style:name="P111" style:family="paragraph" style:parent-style-name="Text_20_body">
      <style:paragraph-properties fo:margin-left="0in" fo:margin-right="0in" fo:text-indent="0in" style:auto-text-indent="false"/>
      <style:text-properties officeooo:paragraph-rsid="000ac17d"/>
    </style:style>
    <style:style style:name="P112" style:family="paragraph" style:parent-style-name="Text_20_body" style:list-style-name="L10">
      <style:paragraph-properties fo:margin-left="0.9846in" fo:margin-right="0in" fo:text-indent="-0.25in" style:auto-text-indent="false"/>
      <style:text-properties officeooo:rsid="000ac17d" officeooo:paragraph-rsid="000ac17d"/>
    </style:style>
    <style:style style:name="P113" style:family="paragraph" style:parent-style-name="Text_20_body" style:list-style-name="L10">
      <style:paragraph-properties fo:margin-left="0.9846in" fo:margin-right="0in" fo:text-indent="-0.25in" style:auto-text-indent="false"/>
      <style:text-properties officeooo:paragraph-rsid="000ac17d"/>
    </style:style>
    <style:style style:name="P114" style:family="paragraph" style:parent-style-name="Text_20_body" style:list-style-name="L10">
      <style:paragraph-properties fo:margin-left="0.4925in" fo:margin-right="0in" fo:text-indent="-0.25in" style:auto-text-indent="false"/>
      <style:text-properties officeooo:rsid="000ac17d" officeooo:paragraph-rsid="000ac17d"/>
    </style:style>
    <style:style style:name="P115" style:family="paragraph" style:parent-style-name="Text_20_body">
      <style:paragraph-properties fo:margin-left="0.2425in" fo:margin-right="0in" fo:text-indent="0in" style:auto-text-indent="false"/>
      <style:text-properties officeooo:rsid="000ac17d" officeooo:paragraph-rsid="000ac17d"/>
    </style:style>
    <style:style style:name="P116" style:family="paragraph" style:parent-style-name="_5b_RPG_5d__20_Táblázattartalom_20_1" style:list-style-name="L14">
      <style:paragraph-properties fo:text-align="start" style:justify-single-word="false"/>
      <style:text-properties style:text-line-through-style="none" style:text-line-through-type="none" fo:font-size="9pt" fo:background-color="transparen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c17d" style:font-weight-asian="bold" style:font-weight-complex="bold"/>
    </style:style>
    <style:style style:name="T4" style:family="text">
      <style:text-properties fo:font-weight="bold" officeooo:rsid="000e7491"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style>
    <style:style style:name="T7" style:family="text">
      <style:text-properties style:use-window-font-color="true"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style:use-window-font-color="true" fo:font-weight="normal" fo:background-color="#ff9966" loext:char-shading-value="0" style:font-weight-asian="normal" style:font-weight-complex="normal"/>
    </style:style>
    <style:style style:name="T10" style:family="text">
      <style:text-properties style:use-window-font-color="true" style:text-underline-style="none" fo:font-weight="normal" fo:background-color="transparent" loext:char-shading-value="0" style:font-weight-asian="normal" style:font-weight-complex="normal"/>
    </style:style>
    <style:style style:name="T11" style:family="text">
      <style:text-properties style:use-window-font-color="true" style:text-underline-style="none" fo:font-weight="bold" fo:background-color="#ff9966" loext:char-shading-value="0" style:font-weight-asian="bold" style:font-weight-complex="bold"/>
    </style:style>
    <style:style style:name="T12" style:family="text">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background-color="transparent" loext:char-shading-value="0"/>
    </style:style>
    <style:style style:name="T14" style:family="text">
      <style:text-properties fo:background-color="#ff0000" loext:char-shading-value="0"/>
    </style:style>
    <style:style style:name="T15" style:family="text">
      <style:text-properties officeooo:rsid="000ac17d" fo:background-color="#ff0000" loext:char-shading-value="0"/>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fo:background-color="#ff9966" loext:char-shading-value="0" style:font-style-asian="italic" style:font-style-complex="italic"/>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background-color="#cc6633" loext:char-shading-value="0"/>
    </style:style>
    <style:style style:name="T23" style:family="text">
      <style:text-properties style:font-name="Arial" fo:font-style="normal" style:font-style-asian="normal" style:font-style-complex="normal"/>
    </style:style>
    <style:style style:name="T24" style:family="text">
      <style:text-properties style:font-name="Arial" fo:font-size="8pt" fo:font-style="normal" style:font-size-asian="8pt" style:font-style-asian="normal" style:font-size-complex="8pt" style:font-style-complex="normal"/>
    </style:style>
    <style:style style:name="T25" style:family="text">
      <style:text-properties officeooo:rsid="000ac17d"/>
    </style:style>
    <style:style style:name="T26" style:family="text">
      <style:text-properties officeooo:rsid="0011d151"/>
    </style:style>
    <style:style style:name="T27" style:family="text">
      <style:text-properties fo:color="#ff33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0547in" text:min-label-width="0.094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Nonprofit szabályrendszer a M* világához<text:line-break/>Ailtas, 2008</text:p>
      <text:p text:style-name="P39"/>
      <text:p text:style-name="P39"/>
      <text:p text:style-name="P39"><draw:a xlink:type="simple" xlink:href="http://creativecommons.org/licenses/by-nc-sa/2.5/hu/"><draw:frame draw:style-name="fr1" draw:name="HTTP://CREATIVECOMMONS.ORG/LICENSES/BY-NC-SA/2.5/HU/" text:anchor-type="paragraph" svg:width="0.8335in" svg:height="0.1665in" draw:z-index="0"><draw:image xlink:href="Pictures/100000000000005000000010E1A9A15E.png" xlink:type="simple" xlink:show="embed" xlink:actuate="onLoad"/></draw:frame></draw:a></text:p>
      <text:p text:style-name="P40"/>
      <text:p text:style-name="P40"><text:s/><text:span text:style-name="T23">Creative Commons License</text:span></text:p>
      <text:p text:style-name="P41">Ezen dokumentum maga, továbbá részletei, vagy másolatai kizárólag a Creative Commons</text:p>
      <text:p text:style-name="P39"><text:a xlink:type="simple" xlink:href="http://creativecommons.org/licenses/by-nc-sa/2.5/hu/" text:style-name="Internet_20_link" text:visited-style-name="Visited_20_Internet_20_Link"><text:span text:style-name="T24">Nevezd meg!-Ne add el!-Így add tovább! 2.5 Magyarország</text:span></text:a></text:p>
      <text:p text:style-name="P12"><text:span text:style-name="T23">Licenc feltételeinek megfelelően használható fel</text:span>. </text:p>
      <text:p text:style-name="P19"/>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3">Tartalomjegyzék</text:p>
          </text:index-title>
          <text:p text:style-name="P43">Alternatív ötletek (Mágia)<text:tab/>3</text:p>
          <text:p text:style-name="P45">Zóna - <text:s/>ALT_MÁGIA_#1. <text:tab/>3</text:p>
          <text:p text:style-name="P45">Zóna II. - <text:s/>ALT_MÁGIA_#2.<text:tab/>3</text:p>
          <text:p text:style-name="P43">TODO (kidolgozandók) (Mágia)<text:tab/>4</text:p>
          <text:p text:style-name="P45">Varázsló CÉ - TODO_MÁGIA_#6.<text:tab/>4</text:p>
          <text:p text:style-name="P45">Varázsló, pszí használó kezdeményezése <text:s/>- TODO_MÁGIA_#7.<text:tab/>4</text:p>
          <text:p text:style-name="P45">Ceremoniális mágiák - TODO_MÁGIA_#1.<text:tab/>4</text:p>
          <text:p text:style-name="P45">Idegen ceremoniális mágiák – TODO_MÁGIA_#6.<text:tab/>4</text:p>
          <text:p text:style-name="P45">Varázslatok időtartama - TODO_MÁGIA_#2.<text:tab/>5</text:p>
          <text:p text:style-name="P45">Drágakőmágia és Rúnamágia - TODO_MÁGIA_#3.<text:tab/>5</text:p>
          <text:p text:style-name="P45">Szeráfi mágiák – TODO_MÁGIA_#4.<text:tab/>5</text:p>
          <text:p text:style-name="P45">Babonák beépítése – TODO_MÁGIA_#8.<text:tab/>5</text:p>
          <text:p text:style-name="P45">Villámmágia - TODO_MÁGIA_#5.<text:tab/>6</text:p>
          <text:p text:style-name="P45">Vulgármágiához ötletek – TODO_MÁGIA_#5.<text:tab/>6</text:p>
          <text:p text:style-name="P43">Problémák (megoldandók) (MÁGIA)<text:tab/>7</text:p>
          <text:p text:style-name="P45">Kábulat ÉP-k gyógyulás papi gyógyítás hatására – PROB_MÁGIA_#1.<text:tab/>7</text:p>
          <text:p text:style-name="P43">Ötletek, alapkoncepció, sirámok fórumokból<text:tab/>8</text:p>
          <text:p text:style-name="P44">Régi rendszer hibái (Noro)<text:tab/>8</text:p>
          <text:p text:style-name="P44">Minimum IQ mágiatanuláshoz<text:tab/>8</text:p>
          <text:p text:style-name="P44">Boszorkánymesteri villámvarázs<text:tab/>8</text:p>
          <text:p text:style-name="P44">Mágia sebzése<text:tab/>8</text:p>
          <text:p text:style-name="P44">Fizikai ellenállás<text:tab/>9</text:p>
          <text:p text:style-name="P44">Varázslás kezdeményezése<text:tab/>9</text:p>
          <text:p text:style-name="P43">Mágia-tradíciók és mágiaiskolák<text:tab/>10</text:p>
          <text:p text:style-name="P43">Mágikus fortélyok<text:tab/>11</text:p>
          <text:p text:style-name="P43">Mágiarendszer szabályai<text:tab/>12</text:p>
          <text:p text:style-name="P43">Mágiaellenállás<text:tab/>13</text:p>
          <text:p text:style-name="P44">Asztrál, Mentál, Fizikai mágiaellenállás<text:tab/>13</text:p>
          <text:p text:style-name="P44">Ellenállások számítása<text:tab/>13</text:p>
          <text:p text:style-name="P43">Varázslat Átütése<text:tab/>14</text:p>
          <text:p text:style-name="P43">Varázslás ideje<text:tab/>14</text:p>
          <text:p text:style-name="P43">Mágikus fáradás<text:tab/>15</text:p>
          <text:p text:style-name="P43">Összhangok, ütközések<text:tab/>15</text:p>
          <text:p text:style-name="P44">Összhang – mágikus karma<text:tab/>15</text:p>
          <text:p text:style-name="P43">Mágikus fókuszok, emitterek<text:tab/>16</text:p>
          <text:p text:style-name="P44">Mágikus emitter<text:tab/>16</text:p>
          <text:p text:style-name="P42">Mágia tradíciók<text:tab/>18</text:p>
          <text:p text:style-name="P43">Magasmágia<text:tab/>19</text:p>
          <text:p text:style-name="P43">Papi mágia<text:tab/>20</text:p>
          <text:p text:style-name="P43">Vulgármágia<text:tab/>21</text:p>
          <text:p text:style-name="P44">Betegségmágia<text:tab/>21</text:p>
          <text:p text:style-name="P44">Szexuálmágia<text:tab/>21</text:p>
          <text:p text:style-name="P43">Bárdmágia<text:tab/>22</text:p>
          <text:p text:style-name="P44">Vakság<text:tab/>22</text:p>
          <text:p text:style-name="P43">Speciális mágia-tradíciók<text:tab/>23</text:p>
          <text:p text:style-name="P44">Quars, árnymágia<text:tab/>23</text:p>
        </text:index-body>
      </text:table-of-content>
      <text:p text:style-name="Text_20_body"/>
      <text:p text:style-name="Text_20_body"/>
      <text:h text:style-name="P56" text:outline-level="2">Alternatív ötletek (Mágia)</text:h>
      <text:p text:style-name="Text_20_body"/>
      <text:h text:style-name="Heading_20_4" text:outline-level="4">Zóna - <text:s/>ALT_MÁGIA_#1. </text:h>
      <text:list xml:id="list5166540514349293993" text:style-name="L1">
        <text:list-item>
          <text:p text:style-name="P46">Ne elvágólagosan legyen 10m, hanem 10m után gyengüljön (gyengébben jöjjön létre a hatás.</text:p>
        </text:list-item>
        <text:list-item>
          <text:p text:style-name="P75">1m-10m: teljes E</text:p>
        </text:list-item>
        <text:list-item>
          <text:p text:style-name="P75">11m-20m: fél E</text:p>
        </text:list-item>
        <text:list-item>
          <text:p text:style-name="P75">20m-30m: negyed E</text:p>
        </text:list-item>
        <text:list-item>
          <text:p text:style-name="P75">31m-től: nem hozható létre</text:p>
        </text:list-item>
        <text:list-item>
          <text:p text:style-name="P46">Vagy ne is fix 10m legyen, hanem: 10 + kaszt szint <text:line-break/>(a karakter legmagasabb varázshasználó nevelt fortély szintje)</text:p>
        </text:list-item>
        <text:list-item>
          <text:p text:style-name="P46">Vagy: 10 + (szint * X), ahol X=1, de felvehető fortéllyal X növelhető.</text:p>
        </text:list-item>
        <text:list-item>
          <text:p text:style-name="P75">„Zóna kiterjesztés” fortély (többször is felvehető)<text:line-break/>Hatása: X=2 lesz. Tehát egy 7. szintű boszorkány zónája ezzel a fortéllyal: 10+(7x2)= 24m lesz.</text:p>
        </text:list-item>
      </text:list>
      <text:h text:style-name="Heading_20_4" text:outline-level="4">Zóna II. - <text:s/>ALT_MÁGIA_#2.</text:h>
      <text:p text:style-name="Text_20_body">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table-cell table:style-name="Zónakiterjesztés.A1" office:value-type="string">
            <text:p text:style-name="_5b_RPG_5d__20_Táblázattartalom_20_1">Plusz táv</text:p>
          </table:table-cell>
          <table:table-cell table:style-name="Zónakiterjesztés.B1" office:value-type="string">
            <text:p text:style-name="_5b_RPG_5d__20_Táblázattartalom_20_1">Szükséges mana</text:p>
          </table:table-cell>
        </table:table-row>
        <table:table-row>
          <table:table-cell table:style-name="Zónakiterjesztés.A5" office:value-type="string">
            <text:p text:style-name="_5b_RPG_5d__20_Táblázattartalom_20_1">+10m</text:p>
          </table:table-cell>
          <table:table-cell table:style-name="Zónakiterjesztés.B5" office:value-type="string">
            <text:p text:style-name="_5b_RPG_5d__20_Táblázattartalom_20_1">10MP</text:p>
          </table:table-cell>
        </table:table-row>
        <table:table-row>
          <table:table-cell table:style-name="Zónakiterjesztés.A5" office:value-type="string">
            <text:p text:style-name="_5b_RPG_5d__20_Táblázattartalom_20_1">+20m</text:p>
          </table:table-cell>
          <table:table-cell table:style-name="Zónakiterjesztés.B5" office:value-type="string">
            <text:p text:style-name="_5b_RPG_5d__20_Táblázattartalom_20_1">15MP</text:p>
          </table:table-cell>
        </table:table-row>
        <table:table-row>
          <table:table-cell table:style-name="Zónakiterjesztés.A5" office:value-type="string">
            <text:p text:style-name="_5b_RPG_5d__20_Táblázattartalom_20_1">+30m</text:p>
          </table:table-cell>
          <table:table-cell table:style-name="Zónakiterjesztés.B5" office:value-type="string">
            <text:p text:style-name="_5b_RPG_5d__20_Táblázattartalom_20_1">17MP</text:p>
          </table:table-cell>
        </table:table-row>
        <table:table-row>
          <table:table-cell table:style-name="Zónakiterjesztés.A5" office:value-type="string">
            <text:p text:style-name="_5b_RPG_5d__20_Táblázattartalom_20_1">+100</text:p>
          </table:table-cell>
          <table:table-cell table:style-name="Zónakiterjesztés.B5" office:value-type="string">
            <text:p text:style-name="_5b_RPG_5d__20_Táblázattartalom_20_1">30MP</text:p>
          </table:table-cell>
        </table:table-row>
      </table:table>
      <text:p text:style-name="Text_20_body"/>
      <text:p text:style-name="P14">Vagy:</text:p>
      <text:p text:style-name="Text_20_body">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table-cell table:style-name="Távolság_5f_célszámok.A1" office:value-type="string">
            <text:p text:style-name="_5b_RPG_5d__20_Táblázattartalom_20_1">Táv</text:p>
          </table:table-cell>
          <table:table-cell table:style-name="Távolság_5f_célszámok.B1" office:value-type="string">
            <text:p text:style-name="_5b_RPG_5d__20_Táblázattartalom_20_1">Célszám</text:p>
          </table:table-cell>
        </table:table-row>
        <table:table-row>
          <table:table-cell table:style-name="Távolság_5f_célszámok.A2" office:value-type="string">
            <text:p text:style-name="_5b_RPG_5d__20_Táblázattartalom_20_1">1-5m</text:p>
          </table:table-cell>
          <table:table-cell table:style-name="Távolság_5f_célszámok.B2" office:value-type="string">
            <text:p text:style-name="_5b_RPG_5d__20_Táblázattartalom_20_1">6</text:p>
          </table:table-cell>
        </table:table-row>
        <table:table-row>
          <table:table-cell table:style-name="Távolság_5f_célszámok.A2" office:value-type="string">
            <text:p text:style-name="_5b_RPG_5d__20_Táblázattartalom_20_1">6-10m</text:p>
          </table:table-cell>
          <table:table-cell table:style-name="Távolság_5f_célszámok.B2" office:value-type="string">
            <text:p text:style-name="_5b_RPG_5d__20_Táblázattartalom_20_1">9</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2</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5</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8</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21</text:p>
          </table:table-cell>
        </table:table-row>
      </table:table>
      <text:p text:style-name="Text_20_body"/>
      <text:h text:style-name="P56" text:outline-level="2">TODO (kidolgozandók) (Mágia)</text:h>
      <text:h text:style-name="Heading_20_4" text:outline-level="4">Manafelvonás, felhúzás – TODO_MÁGIA_#11.</text:h>
      <text:p text:style-name="Text_20_body">Varázslás előtt „felhúzza” a manát, így gyorsabban varázsolhat (de csak azt, amit meghatározott..?)</text:p>
      <text:p text:style-name="P73">Egyéb hátrány: „szivárgás”. <text:s/>Minden tétlenül töltött kör végén a felvont mana 1/10-e (<text:span text:style-name="T27">??</text:span>) elszivárog.</text:p>
      <text:p text:style-name="Text_20_body"/>
      <text:h text:style-name="Heading_20_4" text:outline-level="4">Varázsló CÉ - TODO_MÁGIA_#6.</text:h>
      <text:list xml:id="list9112086112688923259" text:style-name="L2">
        <text:list-item>
          <text:p text:style-name="P47">A varázslatok CÉ osztója</text:p>
        </text:list-item>
        <text:list-item>
          <text:p text:style-name="P76">Alapból legyen 2 mondjuk</text:p>
        </text:list-item>
        <text:list-item>
          <text:p text:style-name="P76">Ha más szögből (nem 0 fok) indít lövedéket, akkor 1. De a CÉ is változhat. </text:p>
        </text:list-item>
        <text:list-item>
          <text:p text:style-name="P47">Egyáltalán mekkora legyen a „fegyver” CÉ?</text:p>
        </text:list-item>
        <text:list-item>
          <text:p text:style-name="P47">Elugrás előle: a lövedék sebességétől függ</text:p>
        </text:list-item>
        <text:list-item>
          <text:p text:style-name="P47">„Lődözős mágia” fortély</text:p>
        </text:list-item>
        <text:list-item>
          <text:p text:style-name="P76">1-el emeli az Osztót</text:p>
        </text:list-item>
      </text:list>
      <text:h text:style-name="P58" text:outline-level="4"><text:span text:style-name="T13">Varázsló, pszí használó kezdeményezése</text:span> <text:s/><text:span text:style-name="_5b_RPG_5d__20_Kiemelt_20_kifejezés"><text:span text:style-name="T6">- TODO_MÁGIA_#7.</text:span></text:span></text:h>
      <text:p text:style-name="P23">Harcoló ellenféllel szemben. Számít a távolság, az ellenfél sebessége, és a varázslás hossza!</text:p>
      <text:p text:style-name="P4"><text:span text:style-name="_5b_RPG_5d__20_Kiemelt_20_kifejezés"><text:span text:style-name="T8">Kellene a haladási sebesség.</text:span></text:span></text:p>
      <text:p text:style-name="P4"><text:span text:style-name="_5b_RPG_5d__20_Kiemelt_20_kifejezés"><text:span text:style-name="T8">Vagy a varázslatoknak nem hossza, hanem KÉ-je lesz talán...</text:span></text:span></text:p>
      <text:p text:style-name="P4"><text:span text:style-name="_5b_RPG_5d__20_Kiemelt_20_kifejezés"><text:span text:style-name="T7"/></text:span></text:p>
      <text:p text:style-name="Text_20_body"/>
      <text:h text:style-name="Heading_20_4" text:outline-level="4">Ceremoniális mágiák - TODO_MÁGIA_#1.</text:h>
      <text:p text:style-name="Text_20_body">Kidolgozni őket és több misztikumot, bizonytalanságot bele.</text:p>
      <text:p text:style-name="Text_20_body">Pár alapkoncepció:</text:p>
      <text:list xml:id="list3188607121531285828" text:style-name="L3">
        <text:list-item>
          <text:p text:style-name="P62">Más varázshasználó (vagy csak az azonos mágia tradíciót tanult?) beleadhassa manapontjait, HA ismeri az „átadó” formulát.</text:p>
        </text:list-item>
        <text:list-item>
          <text:p text:style-name="P62">Esetleg együttállások (bár az olyan Codexes)</text:p>
        </text:list-item>
        <text:list-item>
          <text:p text:style-name="P62">Varázsatok „megkötése”, tárgyba foglalása</text:p>
        </text:list-item>
        <text:list-item>
          <text:p text:style-name="P62">M*-os könyvekből ötleteket átemelni a játékba (varázslatok, hangulati elemek)</text:p>
        </text:list-item>
      </text:list>
      <text:p text:style-name="Text_20_body"/>
      <text:h text:style-name="Heading_20_4" text:outline-level="4">Idegen ceremoniális mágiák – TODO_MÁGIA_#6.</text:h>
      <text:p text:style-name="Text_20_body">Legyenek egyedi nagy varázslatok, amelyeknek csomó követelménye van és nem „szabványosak”. Pl Crantai varázslatok, a fenti Ceremoniális mágiák, stb.</text:p>
      <text:p text:style-name="Text_20_body">Olyanok, amelyeket alapból nem ismer a varázshasználó, hiába ismer egy hasonló irányultságú mágiaiskolát.</text:p>
      <text:p text:style-name="Text_20_body">Kérdés, hogy hogyan alkalmazhasson, más mágiákat.</text:p>
      <text:h text:style-name="P59" text:outline-level="4">Varázslatok időtartama - TODO_MÁGIA_#2.</text:h>
      <text:p text:style-name="Text_20_body">Valamilyen reform kéne a mostani helyett, mert az elég béna.</text:p>
      <text:p text:style-name="Text_20_body"/>
      <text:h text:style-name="Heading_20_4" text:outline-level="4">Drágakőmágia és Rúnamágia - TODO_MÁGIA_#3.</text:h>
      <text:p text:style-name="Text_20_body">Drágakőmágia és Rúnamágia külön mágiaiskola lesz, képzettségként megszűnnek.</text:p>
      <text:p text:style-name="Text_20_body"/>
      <text:h text:style-name="Heading_20_4" text:outline-level="4">Szeráfi mágiák – TODO_MÁGIA_#4.</text:h>
      <text:list xml:id="list9036658103419752664" text:style-name="L4">
        <text:list-item>
          <text:p text:style-name="P48">Sok követelménye legyen</text:p>
        </text:list-item>
        <text:list-item>
          <text:p text:style-name="P48">Hangulatilag illeszkedjen a világba</text:p>
        </text:list-item>
        <text:list-item>
          <text:p text:style-name="P48">Ne adjon túl sok tápot</text:p>
        </text:list-item>
        <text:list-item>
          <text:p text:style-name="P48">Ne adjon átfogó mágikus hatalmat, csak egy konkrét körű mágikus hatást/hatásokat.</text:p>
        </text:list-item>
        <text:list-item>
          <text:p text:style-name="P48">Magas szinten erősebb kapocs az „Adományozóval”</text:p>
        </text:list-item>
        <text:list-item>
          <text:p text:style-name="P77">Esetleges testi elváltozások</text:p>
        </text:list-item>
        <text:list-item>
          <text:p text:style-name="P77">Avatár előtti állapot</text:p>
        </text:list-item>
        <text:list-item>
          <text:p text:style-name="P77">Avatár</text:p>
        </text:list-item>
        <text:list-item>
          <text:p text:style-name="P95">Nagyon kevés szabály, inkább hangulati festés</text:p>
        </text:list-item>
      </text:list>
      <text:p text:style-name="P4"/>
      <text:h text:style-name="Heading_20_4" text:outline-level="4">Babonák beépítése – TODO_MÁGIA_#8.</text:h>
      <text:list xml:id="list1814465276673551631" text:style-name="L5">
        <text:list-item>
          <text:p text:style-name="P63">Pl. víz felett rossz aludni, stb</text:p>
        </text:list-item>
      </text:list>
      <text:p text:style-name="Text_20_body"/>
      <text:h text:style-name="P59" text:outline-level="4">Villámmágia - TODO_MÁGIA_#5.</text:h>
      <text:p text:style-name="Text_20_body">Villámot kontrollálni is tudni kell.</text:p>
      <text:p text:style-name="Text_20_body">Sokkal randomabb legyen a sebzés (ez már ÉP!!)</text:p>
      <text:list xml:id="list4061854836732428251" text:style-name="L6">
        <text:list-item>
          <text:p text:style-name="P64">Nem villámmester: SP/X ÉP.</text:p>
        </text:list-item>
        <text:list-item>
          <text:p text:style-name="P64">Villámmester: SP/Y ÉP</text:p>
        </text:list-item>
      </text:list>
      <text:p text:style-name="Text_20_body">ahol Y&lt;X</text:p>
      <text:p text:style-name="Text_20_body">Most nem sebezhet ÉP-t a villám. Ez hülyeség.</text:p>
      <text:p text:style-name="P4"/>
      <text:list xml:id="list8037217835091494552" text:style-name="L7">
        <text:list-item>
          <text:p text:style-name="P49">Villámmester</text:p>
        </text:list-item>
        <text:list-item>
          <text:p text:style-name="P78"><text:span text:style-name="T2">Belső</text:span> iskola szerűség (fortély). Követelménye: Villámmágia: 9. (vagy 12?) szint</text:p>
        </text:list-item>
        <text:list-item>
          <text:p text:style-name="P78">legyenek villámrúnák, amik felrajzolhatóak (kézre, testre, tárgyra(?))</text:p>
        </text:list-item>
      </text:list>
      <text:p text:style-name="P4"/>
      <text:list xml:id="list2747223321243779297" text:style-name="L8">
        <text:list-item>
          <text:p text:style-name="P98">Villám lövés után ózon szag terjenghet a varázsló körül. Esetleg ha magas szintű, akkor folyamatosan.</text:p>
        </text:list-item>
      </text:list>
      <text:p text:style-name="P4"/>
      <text:h text:style-name="Heading_20_4" text:outline-level="4">Vulgármágiához ötletek – TODO_MÁGIA_#10.</text:h>
      <text:list xml:id="list2651068580879457584" text:style-name="L9">
        <text:list-item>
          <text:p text:style-name="P99">Esetleg lehessen csak 1-1 varázslatot megtanulni Spec. képzettségként?</text:p>
        </text:list-item>
        <text:list-item>
          <text:p text:style-name="P99">Vagy 3db-os „csomagot” 1 spec. képzettségért.</text:p>
        </text:list-item>
        <text:list-item>
          <text:p text:style-name="P79">hátránya: </text:p>
        </text:list-item>
        <text:list-item>
          <text:p text:style-name="P96">kiválogatja magának az ütős brutál varázslatokat „ócsóér'”</text:p>
        </text:list-item>
        <text:list-item>
          <text:p text:style-name="P96">többen ismerik a mágiát.. (bár a Vulgármágia Nevelt fortély és a MP vásárlás visszatartó erő lehet)</text:p>
        </text:list-item>
        <text:list-item>
          <text:p text:style-name="P79">előnye: színesebb karakterek</text:p>
        </text:list-item>
      </text:list>
      <text:h text:style-name="P60" text:outline-level="4"><text:span text:style-name="T25">Több célpont </text:span>– TODO_MÁGIA_#1<text:span text:style-name="T25">2</text:span>.</text:h>
      <text:p text:style-name="P11">Összpontosítás próba.</text:p>
      <text:list xml:id="list4972080476727503508" text:style-name="L10">
        <text:list-item>
          <text:p text:style-name="P65"><text:span text:style-name="T25">Külön Képesség felvehető (3 fok): </text:span><text:span text:style-name="T3">Kiterjesztett varázslás </text:span><text:span text:style-name="T4">- [mágiatípus]</text:span></text:p>
        </text:list-item>
        <text:list-item>
          <text:p text:style-name="P112">+2 pont fokonként a próbára a 2. fokig</text:p>
        </text:list-item>
        <text:list-item>
          <text:p text:style-name="P113"><text:span text:style-name="T25">3.fok: azokra is tud hatni, akiket nem lát és elvétik a mentőt </text:span><text:span text:style-name="T15">X</text:span><text:span text:style-name="T25"> ellen</text:span></text:p>
        </text:list-item>
        <text:list-item>
          <text:p text:style-name="P114">A nehézség attól függ, hány plusz célra tud hatni</text:p>
        </text:list-item>
      </text:list>
      <text:p text:style-name="P115"/>
      <text:h text:style-name="P61" text:outline-level="4"><text:span text:style-name="T25">Hatás létrejöttének helye </text:span>– TODO_MÁGIA_#1<text:span text:style-name="T26">3</text:span>.</text:h>
      <text:p text:style-name="P110">Pl. ha a tűzgolyót az ellenfél arcában hozom létre, akkor mi értelme lődözni/irányítani?</text:p>
      <text:p text:style-name="P110">Megoldás: a fizikai távolság a létrehozásnál okozzon</text:p>
      <text:list xml:id="list1251634270120779643" text:style-name="L27">
        <text:list-item>
          <text:p text:style-name="P74">nehézség növekedést?</text:p>
        </text:list-item>
        <text:list-item>
          <text:p text:style-name="P74">plusz manaigényt?</text:p>
        </text:list-item>
      </text:list>
      <text:p text:style-name="P111"/>
      <text:h text:style-name="P56" text:outline-level="2">Problémák (megoldandók) (MÁGIA)</text:h>
      <text:h text:style-name="Heading_20_4" text:outline-level="4"><text:span text:style-name="_5b_RPG_5d__20_Kiemelt_20_kifejezés"><text:span text:style-name="T11">Kábulat ÉP-k gyógyulás papi gyógyítás hatására – PROB_MÁGIA_#1.</text:span></text:span></text:h>
      <text:p text:style-name="Text_20_body"><text:span text:style-name="_5b_RPG_5d__20_Kiemelt_20_kifejezés"><text:span text:style-name="T10">A KT-k elmúljanak a Papi gyógyítás hatására, vagy ne?</text:span></text:span></text:p>
      <text:p text:style-name="Text_20_body"/>
      <text:h text:style-name="P56" text:outline-level="2">Ötletek, alapkoncepció, sirámok fórumokból</text:h>
      <text:h text:style-name="Heading_20_3" text:outline-level="3">Régi rendszer hibái (Noro)</text:h>
      <text:p text:style-name="Text_20_body">„...alapvetően a mozaikos mágiarendszer erősen rossz volt. Soroljam? </text:p>
      <text:list xml:id="list6830149232350311530" text:style-name="L11">
        <text:list-item>
          <text:p text:style-name="P66">Tömegfüggő anyagmágia</text:p>
        </text:list-item>
        <text:list-item>
          <text:p text:style-name="P66">használhatatlanul lassan létrehozható időmágia</text:p>
        </text:list-item>
        <text:list-item>
          <text:p text:style-name="P66">mágiaérzékelés, -semlegesítés</text:p>
        </text:list-item>
        <text:list-item>
          <text:p text:style-name="P66">összezagyvált nekromancia és idézőmágia, </text:p>
        </text:list-item>
        <text:list-item>
          <text:p text:style-name="P66">alapvető elemek (pl fénymágia) hiánya... „</text:p>
        </text:list-item>
      </text:list>
      <text:p text:style-name="Text_20_body"/>
      <text:p text:style-name="P22">Ötlet: elvi kategóriák</text:p>
      <text:list xml:id="list5935635859077926817" text:style-name="L12">
        <text:list-item>
          <text:p text:style-name="P67">aprócska</text:p>
        </text:list-item>
        <text:list-item>
          <text:p text:style-name="P67">átlagos</text:p>
        </text:list-item>
        <text:list-item>
          <text:p text:style-name="P67">masszív</text:p>
        </text:list-item>
        <text:list-item>
          <text:p text:style-name="P67">monumentális</text:p>
        </text:list-item>
        <text:list-item>
          <text:p text:style-name="P68">???</text:p>
        </text:list-item>
      </text:list>
      <text:p text:style-name="P22"/>
      <text:h text:style-name="Heading_20_3" text:outline-level="3">Minimum IQ mágiatanuláshoz</text:h>
      <text:p text:style-name="Text_20_body">Minimum Intelligencia szükséges a Tapasztalati és a magas mágiához.</text:p>
      <text:p text:style-name="Text_20_body">Mekkora? Tapasztalatihoz: +1, Magas mágiához: +2, vagy +3</text:p>
      <text:h text:style-name="Heading_20_3" text:outline-level="3">Boszorkánymesteri villámvarázs</text:h>
      <text:p text:style-name="Text_20_body">Villámvarázs</text:p>
      <text:list xml:id="list3699397138475714572" text:style-name="L13">
        <text:list-item>
          <text:p text:style-name="P69">Van egy konkrét nehézsége (Villámmágia iskola képzettséggel szemben)</text:p>
        </text:list-item>
        <text:list-item>
          <text:p text:style-name="P69">Forduló: +2 nehézség fordulónként</text:p>
        </text:list-item>
        <text:list-item>
          <text:p text:style-name="P69">Visszaverődő: ???</text:p>
        </text:list-item>
        <text:list-item>
          <text:p text:style-name="P69">CÉ növelés: +2 nehézség / +10CÉ</text:p>
        </text:list-item>
      </text:list>
      <text:p text:style-name="Text_20_body">Kérdés: ha nem biztos tudásból megy, hanem dobható próba, akkor melyik tulajdonsággal?</text:p>
      <text:h text:style-name="Heading_20_3" text:outline-level="3">Mágia sebzése</text:h>
      <text:p text:style-name="P27">Noro:</text:p>
      <text:p text:style-name="P26">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falon, kitörésben esetleg faramucibb (de nagyméretű) formázásban. Itt ugyanis a valóságos sebzés többszöröse az <text:soft-page-break/>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Fizikai ellenállás</text:h>
      <text:p text:style-name="P27">Noro:</text:p>
      <text:p text:style-name="P26">Ha már felmerült, én itt bevezetnék egy harmadik ME-t, a fizikait. Ami arról szólna, hogy a személyes aura milyen erős (tehát nem végtelen!), milyen eséllyel tudja megakadályozni az átváltoztató-varázslatok létrejöttét. </text:p>
      <text:p text:style-name="P27">Saga Jr:</text:p>
      <text:p text:style-name="P26">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26"/>
      <text:h text:style-name="Heading_20_3" text:outline-level="3">Varázslás kezdeményezése</text:h>
      <text:p text:style-name="P26"><text:a xlink:type="simple" xlink:href="http://www.akonyvesbolt.com/forum/index.php?PHPSESSID=654618e576cecf906b2eb05629d2d7aa&amp;action=profile;u=140" text:style-name="Internet_20_link" text:visited-style-name="Visited_20_Internet_20_Link"><text:span text:style-name="T1">SaGa Jr</text:span></text:a> :</text:p>
      <text:p text:style-name="P26">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26"/>
      <text:h text:style-name="P56"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table-cell table:style-name="Tábla6.A1" office:value-type="string">
            <text:p text:style-name="_5b_RPG_5d__20_Táblázatfejléc"/>
          </table:table-cell>
          <table:table-cell table:style-name="Tábla6.A1" table:number-columns-spanned="2" office:value-type="string">
            <text:p text:style-name="_5b_RPG_5d__20_Táblázatfejléc">Mágikus tradíció</text:p>
          </table:table-cell>
          <table:covered-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F1" office:value-type="string">
            <text:p text:style-name="_5b_RPG_5d__20_Táblázatfejléc">Hatás, megjegyzés</text:p>
          </table:table-cell>
        </table:table-row>
        <table:table-row>
          <table:table-cell table:style-name="Tábla6.A2" office:value-type="string">
            <text:p text:style-name="P28"/>
          </table:table-cell>
          <table:table-cell table:style-name="Tábla6.A2" table:number-columns-spanned="2" office:value-type="string">
            <text:p text:style-name="P29">Magasmágia</text:p>
          </table:table-cell>
          <table:covered-table-cell/>
          <table:table-cell table:style-name="Tábla6.A2" office:value-type="string">
            <text:p text:style-name="P30">50KP</text:p>
          </table:table-cell>
          <table:table-cell table:style-name="Tábla6.E2" table:number-columns-spanned="2" office:value-type="string">
            <text:p text:style-name="P31"/>
          </table:table-cell>
          <table:covered-table-cell/>
        </table:table-row>
        <table:table-row>
          <table:table-cell table:style-name="Tábla6.A2" office:value-type="string">
            <text:p text:style-name="P28"/>
          </table:table-cell>
          <table:table-cell table:style-name="Tábla6.A2" office:value-type="string">
            <text:p text:style-name="P29"/>
          </table:table-cell>
          <table:table-cell table:style-name="Tábla6.A2" table:number-columns-spanned="2" office:value-type="string">
            <text:p text:style-name="P34">Kyr Mozaikmágia</text:p>
          </table:table-cell>
          <table:covered-table-cell/>
          <table:table-cell table:style-name="Tábla6.A2" office:value-type="string">
            <text:p text:style-name="P31">„Kiválasztott” háttér fortély</text:p>
            <text:p text:style-name="P31">Intelligencia: +2</text:p>
            <text:p text:style-name="P31">Pszí – 1.fok</text:p>
          </table:table-cell>
          <table:table-cell table:style-name="Tábla6.E2" office:value-type="string">
            <text:p text:style-name="P31">Csak 1. szinten vehető fel.</text:p>
            <text:p text:style-name="P31">Magában foglalja az Energiagyűjtés diszciplínákat (ingyen).</text:p>
          </table:table-cell>
        </table:table-row>
        <table:table-row>
          <table:table-cell table:style-name="Tábla6.A2" office:value-type="string">
            <text:p text:style-name="P28"/>
          </table:table-cell>
          <table:table-cell table:style-name="Tábla6.A2" office:value-type="string">
            <text:p text:style-name="P29"/>
          </table:table-cell>
          <table:table-cell table:style-name="Tábla6.A2" table:number-columns-spanned="2" office:value-type="string">
            <text:p text:style-name="P34">Godoni hagyomány</text:p>
          </table:table-cell>
          <table:covered-table-cell/>
          <table:table-cell table:style-name="Tábla6.A2" office:value-type="string">
            <text:p text:style-name="P31"/>
          </table:table-cell>
          <table:table-cell table:style-name="Tábla6.E2" office:value-type="string">
            <text:p text:style-name="P31"/>
          </table:table-cell>
        </table:table-row>
        <table:table-row>
          <table:table-cell table:style-name="Tábla6.A2" office:value-type="string">
            <text:p text:style-name="P28"/>
          </table:table-cell>
          <table:table-cell table:style-name="Tábla6.A2" table:number-columns-spanned="2" office:value-type="string">
            <text:p text:style-name="P29">Vulgármágia</text:p>
          </table:table-cell>
          <table:covered-table-cell/>
          <table:table-cell table:style-name="Tábla6.A2" office:value-type="string">
            <text:p text:style-name="P30">50KP</text:p>
          </table:table-cell>
          <table:table-cell table:style-name="Tábla6.A2" office:value-type="string">
            <text:p text:style-name="P32">„Fogékony” háttér fortély</text:p>
            <text:p text:style-name="P32">(2x fizessen?)</text:p>
            <text:p text:style-name="P31">Önuralom: +2</text:p>
          </table:table-cell>
          <table:table-cell table:style-name="Tábla6.E2" office:value-type="string">
            <text:list xml:id="list673798589429685748" text:style-name="L14">
              <text:list-item>
                <text:p text:style-name="P116">boszorkány, boszorkánymester, „kommersz” tapasztalati mágiahasználók</text:p>
              </text:list-item>
              <text:list-item>
                <text:p text:style-name="P116">Árnymágia</text:p>
              </text:list-item>
              <text:list-item>
                <text:p text:style-name="P116">Néhány iskolának nemi követelményei vannak</text:p>
              </text:list-item>
            </text:list>
            <text:p text:style-name="P31"/>
            <text:p text:style-name="P31">Manavisszanyerés: hatalom italával</text:p>
          </table:table-cell>
        </table:table-row>
        <table:table-row>
          <table:table-cell table:style-name="Tábla6.A2" office:value-type="string">
            <text:p text:style-name="P28"/>
          </table:table-cell>
          <table:table-cell table:style-name="Tábla6.A2" table:number-columns-spanned="2" office:value-type="string">
            <text:p text:style-name="P29">Godoni eredetű Tűzmágia</text:p>
          </table:table-cell>
          <table:covered-table-cell/>
          <table:table-cell table:style-name="Tábla6.A2" office:value-type="string">
            <text:p text:style-name="P30">50KP</text:p>
          </table:table-cell>
          <table:table-cell table:style-name="Tábla6.A2" office:value-type="string">
            <text:p text:style-name="P32">„Fogékony” háttér fortély</text:p>
            <text:p text:style-name="P32">(2x fizessen?)</text:p>
            <text:p text:style-name="P31">Emlékezet: +1</text:p>
            <text:p text:style-name="P31">Intelligencia: +1</text:p>
          </table:table-cell>
          <table:table-cell table:style-name="Tábla6.E2" office:value-type="string">
            <text:p text:style-name="P31">Manavisszanyerés: <text:span text:style-name="T14">TODO</text:span></text:p>
          </table:table-cell>
        </table:table-row>
        <table:table-row>
          <table:table-cell table:style-name="Tábla6.A2" office:value-type="string">
            <text:p text:style-name="P28"/>
          </table:table-cell>
          <table:table-cell table:style-name="Tábla6.A2" table:number-columns-spanned="2" office:value-type="string">
            <text:p text:style-name="P29">Bárdmágia</text:p>
            <text:p text:style-name="P35">bár ez eléggé kilóg..</text:p>
          </table:table-cell>
          <table:covered-table-cell/>
          <table:table-cell table:style-name="Tábla6.A2" office:value-type="string">
            <text:p text:style-name="P30">50KP</text:p>
          </table:table-cell>
          <table:table-cell table:style-name="Tábla6.A2" office:value-type="string">
            <text:p text:style-name="P31">Zene – spec. hangszer (4.szint)</text:p>
            <text:p text:style-name="P31">Ének – 4.szint</text:p>
            <text:p text:style-name="P31">Fogékonyság: +1</text:p>
          </table:table-cell>
          <table:table-cell table:style-name="Tábla6.E2" office:value-type="string">
            <text:p text:style-name="P33">elvileg ez is tapasztalati mágia, de nem lenne jó betolni a Vulgármágia alá...</text:p>
            <text:p text:style-name="P31">Manavisszanyerés: csillagokból, a mágikus összhangzat megszólaltatásával.</text:p>
          </table:table-cell>
        </table:table-row>
        <table:table-row>
          <table:table-cell table:style-name="Tábla6.A2" office:value-type="string">
            <text:p text:style-name="P28"/>
          </table:table-cell>
          <table:table-cell table:style-name="Tábla6.A2" table:number-columns-spanned="2" office:value-type="string">
            <text:p text:style-name="P29">Sámánmágia</text:p>
          </table:table-cell>
          <table:covered-table-cell/>
          <table:table-cell table:style-name="Tábla6.A2" office:value-type="string">
            <text:p text:style-name="P30">50KP</text:p>
          </table:table-cell>
          <table:table-cell table:style-name="Tábla6.E8" office:value-type="string">
            <text:p text:style-name="P31"/>
          </table:table-cell>
          <table:table-cell table:style-name="Tábla6.E2" office:value-type="string">
            <text:p text:style-name="P32">Csak 1. szinten vehető fel?</text:p>
          </table:table-cell>
        </table:table-row>
        <table:table-row>
          <table:table-cell table:style-name="Tábla6.A2" office:value-type="string">
            <text:p text:style-name="P28"/>
          </table:table-cell>
          <table:table-cell table:style-name="Tábla6.A2" table:number-columns-spanned="2" office:value-type="string">
            <text:p text:style-name="P29">Énekmondói mágia</text:p>
          </table:table-cell>
          <table:covered-table-cell/>
          <table:table-cell table:style-name="Tábla6.A2" office:value-type="string">
            <text:p text:style-name="P30">50 KP</text:p>
          </table:table-cell>
          <table:table-cell table:style-name="Tábla6.A2" office:value-type="string">
            <text:p text:style-name="P31">Ork származás</text:p>
            <text:p text:style-name="P32">todo</text:p>
          </table:table-cell>
          <table:table-cell table:style-name="Tábla6.E2" office:value-type="string">
            <text:p text:style-name="P32"/>
          </table:table-cell>
        </table:table-row>
        <table:table-row>
          <table:table-cell table:style-name="Tábla6.A2" office:value-type="string">
            <text:p text:style-name="P28"/>
          </table:table-cell>
          <table:table-cell table:style-name="Tábla6.A2" table:number-columns-spanned="2" office:value-type="string">
            <text:p text:style-name="P29">Rituálé</text:p>
          </table:table-cell>
          <table:covered-table-cell/>
          <table:table-cell table:style-name="Tábla6.A2" office:value-type="string">
            <text:p text:style-name="P30"/>
          </table:table-cell>
          <table:table-cell table:style-name="Tábla6.A2" office:value-type="string">
            <text:p text:style-name="P32">TODO</text:p>
          </table:table-cell>
          <table:table-cell table:style-name="Tábla6.E2" office:value-type="string">
            <text:p text:style-name="P33">(Attila ötlete)</text:p>
            <text:p text:style-name="P33">erős, de nagyon lassú és bonyolult. Konkrét alkalmazási területe van.</text:p>
          </table:table-cell>
        </table:table-row>
      </table:table>
      <text:p text:style-name="P36"/>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row>
          <table:table-cell table:style-name="Táblázat3.A1" table:number-columns-spanned="5" office:value-type="string">
            <text:p text:style-name="_5b_RPG_5d__20_Táblázattartalom_20_1">Titkos tradíciók</text:p>
          </table:table-cell>
          <table:covered-table-cell/>
          <table:covered-table-cell/>
          <table:covered-table-cell/>
          <table:covered-table-cell/>
        </table:table-row>
        <table:table-row>
          <table:table-cell table:style-name="Táblázat3.A2" office:value-type="string">
            <text:p text:style-name="P28"/>
          </table:table-cell>
          <table:table-cell table:style-name="Táblázat3.A2" office:value-type="string">
            <text:p text:style-name="P35">Aquir eredetű</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Smaragdmágusok (Sheenwall)</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Ryeki démonikus tradíciók</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Niare, Enoszuke?</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Crantai tradíciók</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Dawai irreálmágia</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row>
          <table:table-cell table:style-name="Táblázat3.A2" office:value-type="string">
            <text:p text:style-name="P28"/>
          </table:table-cell>
          <table:table-cell table:style-name="Táblázat3.A2" office:value-type="string">
            <text:p text:style-name="P35">Gnómok mágiája (??? Ez is irreál??)</text:p>
          </table:table-cell>
          <table:table-cell table:style-name="Táblázat3.A2" office:value-type="string">
            <text:p text:style-name="P30"/>
          </table:table-cell>
          <table:table-cell table:style-name="Táblázat3.D2" office:value-type="string">
            <text:p text:style-name="P31"/>
          </table:table-cell>
          <table:table-cell table:style-name="Táblázat3.E2" office:value-type="string">
            <text:p text:style-name="P32"/>
          </table:table-cell>
        </table:table-row>
      </table:table>
      <text:p text:style-name="Text_20_body"/>
      <text:p text:style-name="Text_20_body">Ha egy karakter mágikus tanokat szeretne tanulni, először is ki kell választania a tradíciót, amin belül el szeretne mélyedni (pl. Vulgármágia), majd azon belül megismerkedhet annak mágiaiskoláival.</text:p>
      <text:list xml:id="list1564382902972026521" text:style-name="L15">
        <text:list-item>
          <text:p text:style-name="P100">A mágia tradíciók lehetővé teszik, hogy rájuk épülő, alájuk tartozó mágiaiskolákat (pl. nekromancia, asztrálmágia) tanulhasson a karakter.</text:p>
        </text:list-item>
        <text:list-item>
          <text:p text:style-name="P100">A mágiaiskolák a rendszer szerint Átlagos képzettségeknek számítanak és szintenként változó követelményekkel rendelkeznek, akárcsak a „sima” képzettségek.</text:p>
        </text:list-item>
        <text:list-item>
          <text:p text:style-name="P103">A mágiaiskolák első 3 szinten csak elméleti tudást adnak, az alájuk tartozó <text:soft-page-break/>varázslatokat csak a képzettség 4.szintjétől alkalmazhatja a mágiatudó!</text:p>
        </text:list-item>
        <text:list-item>
          <text:p text:style-name="P100">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9"/>
      <text:h text:style-name="Heading_20_2" text:outline-level="2">Mágikus fortélyok</text:h>
      <text:list xml:id="list5155206143808156538" text:style-name="L16">
        <text:list-item>
          <text:p text:style-name="P50">"Vakon" varázslás </text:p>
        </text:list-item>
        <text:list-item>
          <text:p text:style-name="P104">Antissjárás (képzettség v fortély?)</text:p>
        </text:list-item>
        <text:list-item>
          <text:p text:style-name="P104"><text:span text:style-name="T18">Összhang </text:span><text:span text:style-name="T16">(lásd az Összhang fortélyok fejezetet!)</text:span></text:p>
        </text:list-item>
      </text:list>
      <text:p text:style-name="P20"/>
      <text:h text:style-name="P56" text:outline-level="2">Mágiarendszer szabályai</text:h>
      <text:list xml:id="list8215039788973662765" text:style-name="L17">
        <text:list-item>
          <text:p text:style-name="P51">Mágia tradíciók: 50KP ; Követelményeik vannak.</text:p>
        </text:list-item>
        <text:list-item>
          <text:p text:style-name="P51">1 Mana pont = 3KP</text:p>
        </text:list-item>
        <text:list-item>
          <text:p text:style-name="P70">Max „vehető” mana =<text:span text:style-name="T22"> ????</text:span> x 10)</text:p>
        </text:list-item>
        <text:list-item>
          <text:p text:style-name="P80">ha szétválasztjuk a max manát, a max egyszerre felhasználható manától, akkor nem biztos, hogy kell ez a limit</text:p>
        </text:list-item>
        <text:list-item>
          <text:p text:style-name="P51">Mágiaiskolák: <text:s/><text:span text:style-name="T5">átlagos</text:span> képzettségek</text:p>
        </text:list-item>
      </text:list>
      <text:list xml:id="list171724719749929" text:continue-list="list1564382902972026521" text:style-name="L15">
        <text:list-item text:start-value="1">
          <text:p text:style-name="P82">A mágiaiskolák első 3 szinten csak elméleti tudást adnak, az alájuk tartozó varázslatokat csak a képzettség 4.szintjétől alkalmazhatja a mágiatudó!</text:p>
        </text:list-item>
      </text:list>
      <text:list xml:id="list171724522624386" text:continue-list="list8215039788973662765" text:style-name="L17">
        <text:list-item text:start-value="1">
          <text:p text:style-name="P83">Az egyes kiemelt szinteknek követelményei vannak, mint a „sima” képzettségeknél. Ezek iskolánként eltérőek. <text:span text:style-name="T19">(A mágiaiskolák követelményei magasabbak, keményebbek legyenek, mint a Pszí iskoláké. Főleg Tudományos képzettségek legyenek követelmények!)</text:span></text:p>
        </text:list-item>
      </text:list>
      <text:list xml:id="list1964358784091598767" text:style-name="L18">
        <text:list-item>
          <text:p text:style-name="P84">A mágiaiskolák egyes kiemelt szinjei (jellemzően magasabb szinteken) adjanak kis extrákat. Például pár MP-ért vizualizálni a varázslatot (pl.: betegség varázslat közben kis döglegyek képe kőröz az áldozat körül)</text:p>
        </text:list-item>
        <text:list-item>
          <text:p text:style-name="P97">Kérdés: a megjelent mellékeffekt a varázsló, vagy az áldozat képzeletvilágától függjön?</text:p>
        </text:list-item>
        <text:list-item>
          <text:p text:style-name="P85">Egyes mágiaiskolák bizonyos mozaikjai magas nehézségűek legyenek alaperősítésen is. Így egy iskola alacsony szinten való megtanulásával csak annak egyszerűbb formuláit lehet megcsinálni.</text:p>
        </text:list-item>
      </text:list>
      <text:p text:style-name="P8"><text:s/></text:p>
      <text:p text:style-name="P8"/>
      <text:p text:style-name="P7"/>
      <text:h text:style-name="P56" text:outline-level="2">Mágiaellenállás</text:h>
      <text:h text:style-name="Heading_20_3" text:outline-level="3">Asztrál, Mentál, Fizikai mágiaellenállás</text:h>
      <text:list xml:id="list9075887665728335687" text:style-name="L19">
        <text:list-item text:start-value="1">
          <text:p text:style-name="P101">Mentál: gondolati befolyás ellen véd</text:p>
        </text:list-item>
        <text:list-item>
          <text:p text:style-name="P101">Asztrál: érzelmi befolyás ellen véd</text:p>
        </text:list-item>
        <text:list-item>
          <text:p text:style-name="P101">Fizikai: a test átformálását, átalakítását, testen belüli hatást célzó mágiák ellen <text:line-break/><text:span text:style-name="T21">(nincs hülye „Lélekaltatás”)</text:span></text:p>
        </text:list-item>
      </text:list>
      <text:h text:style-name="Heading_20_3" text:outline-level="3" text:is-list-header="true">Ellenállások számítása</text:h>
      <text:list xml:id="list6214894504438175613" text:style-name="L20">
        <text:list-item>
          <text:p text:style-name="P52">AME = ATME + Pajzsok + Asztrálmágia iskola szintje</text:p>
        </text:list-item>
        <text:list-item>
          <text:p text:style-name="P52">MME = MTME + Pajzsok + Mentálmágia iskola szintje</text:p>
        </text:list-item>
        <text:list-item>
          <text:p text:style-name="P52">FME = FTME + <text:span text:style-name="T14">Pajzsok</text:span> <text:span text:style-name="T14">(milyen pajzs?)</text:span> + <text:span text:style-name="T13">„Természetes anyagok mágiája”</text:span> iskola szintje</text:p>
        </text:list-item>
      </text:list>
      <text:p text:style-name="Text_20_body">Részletesen:</text:p>
      <text:list xml:id="list171725125267631" text:continue-list="list6214894504438175613" text:style-name="L20">
        <text:list-item text:start-value="1">
          <text:p text:style-name="P52">Tudat alatti Asztrális, Mentális és Fizikai Mágiaellenállás (ATME, MTME és FTME)</text:p>
        </text:list-item>
        <text:list-item>
          <text:p text:style-name="P86">ATME = Önuralom + Fogékonyság + Tapasztalati szint</text:p>
        </text:list-item>
        <text:list-item>
          <text:p text:style-name="P86">MTME = Intelligencia + Emlékezet + Tapasztalati szint</text:p>
        </text:list-item>
        <text:list-item>
          <text:p text:style-name="P86">FTME <text:s/>= Erő<text:span text:style-name="T13"> + Edzettség </text:span>+ Tapasztalati szint</text:p>
        </text:list-item>
      </text:list>
      <text:list xml:id="list3828039443702742969" text:style-name="L21">
        <text:list-item>
          <text:p text:style-name="P53">Statikus pajzs</text:p>
        </text:list-item>
        <text:list-item>
          <text:p text:style-name="P87">"Tudati védelem" pszí iskolában tanulható diszciplínával építhető</text:p>
        </text:list-item>
        <text:list-item>
          <text:p text:style-name="P81">Fizikai hatások ellen is védjen??? vagy az ellen külön pajzs?</text:p>
        </text:list-item>
        <text:list-item>
          <text:p text:style-name="P105">Dinamikus pajzs</text:p>
        </text:list-item>
        <text:list-item>
          <text:p text:style-name="P87">"Tudati védelem" pszí iskolában tanulható diszciplínával építhető</text:p>
        </text:list-item>
        <text:list-item>
          <text:p text:style-name="P81">Fizikai hatások ellen is védjen??? vagy az ellen külön pajzs?</text:p>
        </text:list-item>
      </text:list>
      <text:list xml:id="list429561461252676677" text:style-name="L22">
        <text:list-item>
          <text:p text:style-name="P54">Iskola szerint adjon ME-t a kapcsolódó mágikus jártasság</text:p>
        </text:list-item>
        <text:list-item>
          <text:p text:style-name="P88">„Asztrálmágia” iskola képzettség szintje 1:1-ben beleszámít az AME-be</text:p>
        </text:list-item>
        <text:list-item>
          <text:p text:style-name="P88">„Mentálmágia” iskola képzettség szintje 1:1-ben beleszámít a MME-be</text:p>
        </text:list-item>
        <text:list-item>
          <text:p text:style-name="P88">„Természetes anyagok mágiája” iskola képzettség szintje 1:1-ben beleszámít a FME-be</text:p>
        </text:list-item>
      </text:list>
      <text:p text:style-name="P6"/>
      <text:p text:style-name="P4">A Mágiaellenállás nem statikus, körülménytől függően változhat:</text:p>
      <text:list xml:id="list171723847717895" text:continue-list="list429561461252676677" text:style-name="L22">
        <text:list-item text:start-value="1">
          <text:p text:style-name="P107">Meglepődés / Harc / Érzelmi sokk / másra koncentrálás közben ideiglenesen csökkenhet a Mágiaellenállás, mivel egy időben nehezebb védekezni a fizikai és a felsőbb síkokon.</text:p>
        </text:list-item>
        <text:list-item>
          <text:p text:style-name="P89">Esetleg Összpontosítás próba, hogy csökken-e, vagy nem.</text:p>
        </text:list-item>
        <text:list-item>
          <text:p text:style-name="P108">Egyes speciális helyzetek növelhetik is. Például:</text:p>
        </text:list-item>
        <text:list-item>
          <text:p text:style-name="P91">Asztrál ME nő kiégettség esetében.</text:p>
        </text:list-item>
        <text:list-item>
          <text:p text:style-name="P91">AME (vagy/és MME?) Harci lázban, vagy őrjöngésben emelkedjen.</text:p>
        </text:list-item>
        <text:list-item>
          <text:p text:style-name="P91">A szélsőséges érzelmek, a kiszolgáltatottság az ADOTT PILLANATBAN csökkentsék az AME-t! Ha épp meghalt a karakter kedvese és iszonyúan szenved, <text:soft-page-break/>akkor egy boszorkány gonoszul lecsaphat rá kihasználva a meggyengült védelmet. Ez szerintem nagyon passzol hangulatilag.</text:p>
        </text:list-item>
        <text:list-item>
          <text:p text:style-name="P108">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Heading_20_2"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table-cell table:style-name="Táblázat1.A1" office:value-type="string">
            <text:p text:style-name="P37"><text:span text:style-name="T2">Varázslat Átütése = Mágiaiskola szintje + Erősség</text:span><text:span text:style-name="T20"> </text:span><text:span text:style-name="T21">(ezt lehet manából tovább erősíteni)</text:span></text:p>
          </table:table-cell>
        </table:table-row>
      </table:table>
      <text:p text:style-name="P17"/>
      <text:p text:style-name="P17">Emlékeztetőül a Mágiaellenállás :</text:p>
      <table:table table:name="Táblázat2" table:style-name="Táblázat2">
        <table:table-column table:style-name="Táblázat2.A"/>
        <table:table-row>
          <table:table-cell table:style-name="Táblázat2.A1" office:value-type="string">
            <text:p text:style-name="P38">Mágiaellenállás = TME + T.Szint + Pszi pajzsok + Kapcsolódó mágiaiskola</text:p>
          </table:table-cell>
        </table:table-row>
      </table:table>
      <text:p text:style-name="Text_20_body"/>
      <text:p text:style-name="Text_20_body">Hogy ennek mi értelme van?</text:p>
      <text:p text:style-name="Text_20_body">1. Sokkal magasabb szintű varázsló kevés manából is le tud valakit varázsolni. </text:p>
      <text:p text:style-name="Text_20_body">2. Sokkal magasabb szintű sudribunkó is ellen tud állni a gyenge varázslatoknak.</text:p>
      <text:p text:style-name="Text_20_body">3. Így nem kell 3/4 manáját elhasználnia, vagy mindig pszi-ostromolni, hogy levarázsoljon 1db kezdőt, akinek azért van pajzsa. (És akkor még ott vannak a haverjai is)</text:p>
      <text:p text:style-name="Text_20_body">4. Nincs "deadlock", mint a Codex-ben, ahol ha meggebedtél se tudtad erősíteni a varázslat E-jét (mert egyenlő volt az Auráddal). Itt ha nem elég erős, akkor ugyanúgy megtápolhatod manából, mint eddig.</text:p>
      <text:p text:style-name="Text_20_body">Tehát (ez nagyon fontos!): a mágiaellenállásban a pszi pajzsok dominánsabbak lennének, de finomítana a T.SZ. </text:p>
      <text:p text:style-name="Text_20_body">Szerintem a fentiek jól ötvözik a Codex Aura szerű rendszerének előnyét és a pszi-pajzsos világot (kiküszöbölve a Codex „nem tudom erősíteni” problémáját).</text:p>
      <text:h text:style-name="Heading_20_2" text:outline-level="2">Varázslás ideje</text:h>
      <text:p text:style-name="P5"><text:span text:style-name="_5b_RPG_5d__20_Kiemelt_20_kifejezés"><text:span text:style-name="T9">Arra gondoltunk, hogy a Codex-hez hasonlóan standard varázslás hosszok legyenek. A mágia tradíció fokától (vagy használt mágiaiskola szintjétől??) függ, hogy mennyi. Bizonyos kiemelt fokokon egyre jobban csökken:</text:span></text:span></text:p>
      <text:p text:style-name="P5"><text:span text:style-name="_5b_RPG_5d__20_Kiemelt_20_kifejezés"><text:span text:style-name="T8">1 kör; 5 szegmens; 2 szegmens és végül mindössze 1 szegmens</text:span></text:span></text:p>
      <text:p text:style-name="P5"><text:span text:style-name="_5b_RPG_5d__20_Kiemelt_20_kifejezés"><text:span text:style-name="T8">Ha több iskola mozaikjait használja egyszerre (</text:span></text:span><text:span text:style-name="_5b_RPG_5d__20_Kiemelt_20_kifejezés"><text:span text:style-name="T12">és a mágiaiskolától tesszük függővé a varázslás hosszt</text:span></text:span><text:span text:style-name="_5b_RPG_5d__20_Kiemelt_20_kifejezés"><text:span text:style-name="T8">), akkor a legalacsonyabb szintű iskola szabja meg a hosszt.</text:span></text:span></text:p>
      <text:h text:style-name="P56" text:outline-level="2">Mágikus fáradás</text:h>
      <text:list xml:id="list270253908536470675" text:style-name="L23">
        <text:list-item text:start-value="1">
          <text:p text:style-name="P102">A mana formázása (varázslás) kimerültséget okoz. Ezt több dolog befolyásolja:</text:p>
        </text:list-item>
        <text:list-item>
          <text:p text:style-name="P90">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90">Összpontosítás képzettség (?)</text:p>
        </text:list-item>
        <text:list-item>
          <text:p text:style-name="P90">Edzettség (?) <text:s/>(Önuralom?)</text:p>
        </text:list-item>
        <text:list-item>
          <text:p text:style-name="P106">A mágikus fáradás megjelenhetne KT (Kábulat Pont) „begyűjtésével”</text:p>
        </text:list-item>
        <text:list-item>
          <text:p text:style-name="P106">Varázslatra jellemző testi tünetek (pl. tűzvihartól nagy fáradás, test kiszáradás, stb)</text:p>
        </text:list-item>
        <text:list-item>
          <text:p text:style-name="P92">ez nem biztos, hogy kell...</text:p>
        </text:list-item>
      </text:list>
      <text:h text:style-name="Heading_20_2" text:outline-level="2">Összhangok, ütközések</text:h>
      <text:p text:style-name="P15">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15">Meg kell határozni, hogy max mennyi bónuszt/büntetést adhatnak a körülmények.</text:p>
      <text:p text:style-name="P16"><text:span text:style-name="T17">Szerintem</text:span> max +/-50%</text:p>
      <text:h text:style-name="Heading_20_3" text:outline-level="3"><text:bookmark-start text:name="DDE_LINK"/>Összhang – mágikus <text:bookmark-end text:name="DDE_LINK"/>karma</text:h>
      <text:p text:style-name="Text_20_body">Nem kerülnek KP-ba, a KM adja, vagy a játékos egyezik meg a KM-el, hogy felvehesse.</text:p>
      <text:p text:style-name="P15">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15">A második példában szereplő varázslót a nagy embertömeg „tuningolja”, ott könnyebben alkalmaz mágiát. Egy kihalt területen viszont büntetés sújtja. </text:p>
      <text:p text:style-name="P15">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15">Ha valaki több ilyen karmát akar felvenni, az nem baj, de nem üssék egymást és csak a KM-el egyeztetve!</text:p>
      <text:p text:style-name="P15">Sőt: lehetne úgy, hogy bizonyos szint fölött kötelezően fel kell venni ilyeneket és a KM mondja meg a hatást!! :) </text:p>
      <text:p text:style-name="P15">Tehát ha a karakter folyton éjszaka sunnyogva varázsolt, akkor megkapja pl a „Sötétben varázsló” összhang-karmát. Ennek hatására viszont nappal hátrány sújtja.</text:p>
      <text:p text:style-name="P15"/>
      <text:p text:style-name="P2">További cizellálás: lehetnének ennek is „fokozatai” a karma nevében. </text:p>
      <text:p text:style-name="P15">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15">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15"/>
      <text:p text:style-name="P15">A fentiekkel jól lehetne modellezni, hogy a legtöbb varázsló a saját, megszokott közegében erős. Aki pedig nem specializálódik, az nem is jut előnyhöz. Valamit valamiért ugye.</text:p>
      <text:p text:style-name="P15"/>
      <text:h text:style-name="Heading_20_2" text:outline-level="2">Mágikus fókuszok, emitterek</text:h>
      <text:h text:style-name="Heading_20_3" text:outline-level="3">Mágikus emitter</text:h>
      <text:p text:style-name="Text_20_body">[Ötlet]</text:p>
      <text:p text:style-name="Text_20_body">Lehetnének mágikusan helyhez kötött varázstárgyak. Pl. egy erődhöz (annak mágikus "aurájához") kötött tárgyak, amik ha kikerülnek a "tápláló" területről, akkor elveszítik mágikus hatásukat.</text:p>
      <text:p text:style-name="Text_20_body"/>
      <text:p text:style-name="Text_20_body">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Text_20_body"/>
      <text:p text:style-name="Text_20_body">Így pl. a mágikus erőd védőinek kardjaiban ott munkálna a hely mágiája, de ha kimennek a kapun és eltávolodnak, akkor már nem.</text:p>
      <text:p text:style-name="Text_20_body">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Text_20_body">ez "tartja aktívan" (jó, ez már nem fegyver topik téma), és a "megnyugvás" után ők se mozdulnak többé. Ebben a példában a kisugárzó források (emitterek) maguk a lelkek, de más esetben lehet akár természeti hatás is.</text:p>
      <text:p text:style-name="Text_20_body"/>
      <text:p text:style-name="Text_20_body">Harmadik példa:</text:p>
      <text:p text:style-name="Text_20_body">Harcoló kyr alakulat (anno). Az alakzat közepén halad az emitter varázstárgy, ami aktívvá teszi a fegyvereket X méter sugarú körben és amit az őt hordozó varázslónak/mágiahasználónak egy állandó enyhe koncentrációval kell működtetnie.</text:p>
      <text:p text:style-name="Text_20_body">Ha az ellen esetleg elzsákmányolja a fegyvereket, a mágia kialszik. Sőt az emitterrel se mennek <text:soft-page-break/>semmire, mert nem tudják használni.</text:p>
      <text:p text:style-name="Text_20_body"/>
      <text:p text:style-name="Text_20_body">Noro:</text:p>
      <text:p text:style-name="P25">(Én legalábbis nem tudom elképzelni, hogy egy kis zsebretehető vacak legyen. Szerintem a rúnamágiában a hatalom gyakran méret kérdése is)</text:p>
      <text:p text:style-name="P13"/>
      <text:p text:style-name="P13">Én:</text:p>
      <text:p text:style-name="P24">Hát ebben nem értek egyet. Ez gyakorlatilag egy "aktivátor", ami éleszti a belefoglalt mágiát. Annak nem kell olyan gigantikusnak lennie.<text:line-break/>Legfeljebb annál a verziónál, ahol maga a varázstárgy "sugározza beléjük" a mágiát. </text:p>
      <text:p text:style-name="P36"/>
      <text:p text:style-name="Text_20_body"/>
      <text:h text:style-name="P57" text:outline-level="1">Mágia tradíciók</text:h>
      <text:p text:style-name="Text_20_body">Itt lesznek kibontva külön-külön az egyes tradíciók. Varázslataik, stb.</text:p>
      <text:p text:style-name="Text_20_body"/>
      <text:h text:style-name="P56" text:outline-level="2">Magasmágia</text:h>
      <text:p text:style-name="P21"><text:bookmark-start text:name="DDE_LINK1"/>Kinn van külön dokban.<text:bookmark-end text:name="DDE_LINK1"/></text:p>
      <text:p text:style-name="Text_20_body"/>
      <text:h text:style-name="P56" text:outline-level="2">Papi mágia</text:h>
      <text:p text:style-name="P21">Kinn van külön dokban.</text:p>
      <text:p text:style-name="P21"/>
      <text:h text:style-name="P56" text:outline-level="2">Vulgármágia</text:h>
      <text:h text:style-name="Heading_20_3" text:outline-level="3">Betegségmágia</text:h>
      <text:list xml:id="list1663738302048428222" text:style-name="L24">
        <text:list-item>
          <text:p text:style-name="P71">Fogfájás</text:p>
        </text:list-item>
        <text:list-item>
          <text:p text:style-name="P71">Szag manipuláló varázslatok (szag leplezés, változtatás, máshova helyezés)</text:p>
        </text:list-item>
      </text:list>
      <text:p text:style-name="Text_20_body"/>
      <text:h text:style-name="Heading_20_3" text:outline-level="3">Szexuálmágia</text:h>
      <text:p text:style-name="Text_20_body">Csak nőknek!</text:p>
      <text:p text:style-name="Text_20_body"/>
      <text:p text:style-name="Text_20_body"/>
      <text:h text:style-name="P56" text:outline-level="2">Bárdmágia</text:h>
      <text:h text:style-name="Heading_20_3" text:outline-level="3">Vakság</text:h>
      <text:list xml:id="list8406033924537220098" text:style-name="L25">
        <text:list-item>
          <text:p text:style-name="P55">Jelen formájában nagyon brutál</text:p>
        </text:list-item>
        <text:list-item>
          <text:p text:style-name="P55">legyen könnyű létrehozni (mint most), de...</text:p>
        </text:list-item>
        <text:list-item>
          <text:p text:style-name="P55">fenntartani legyen nehéz. Ha mozog a cél, „rajta kell tartani”</text:p>
        </text:list-item>
        <text:list-item>
          <text:p text:style-name="P93">Összpontosítás próba</text:p>
        </text:list-item>
        <text:list-item>
          <text:p text:style-name="P109">ha nem látja a célpontot, akkor arról lefoszlik a varázslat (ebbe mondjuk bele lehet kötni...)</text:p>
        </text:list-item>
      </text:list>
      <text:p text:style-name="P4"/>
      <text:p text:style-name="Text_20_body"/>
      <text:p text:style-name="P21"/>
      <text:p text:style-name="Text_20_body"/>
      <text:h text:style-name="P56" text:outline-level="2">Speciális mágia-tradíciók</text:h>
      <text:h text:style-name="Heading_20_3" text:outline-level="3">Quars, árnymágia</text:h>
      <text:list xml:id="list3438613134706283679" text:style-name="L26">
        <text:list-item>
          <text:p text:style-name="P72">Fortély brutál követelményekkel</text:p>
        </text:list-item>
        <text:list-item>
          <text:p text:style-name="P94">mester, aki tanítja ; klán ; stb.</text:p>
        </text:list-item>
        <text:list-item>
          <text:p text:style-name="P72">Nem erősíthető varázslatok </text:p>
        </text:list-item>
      </text:list>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016in" fo:margin-bottom="0.398in" loext:contextual-spacing="false" fo:break-before="page" style:shadow="#808080 -0.0709in 0.0709in">
        <style:drop-cap style:lines="3"/>
      </style:paragraph-properties>
      <style:text-properties fo:font-variant="small-caps" fo:color="#80808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paragraph-properties fo:margin-top="0.2835in" fo:margin-bottom="0.2008in" loext:contextual-spacing="false" style:shadow="#808080 0.0709in 0.0709in">
        <style:tab-stops/>
      </style:paragraph-properties>
      <style:text-properties style:font-name="Berylium"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654in" fo:margin-bottom="0.122in" loext:contextual-spacing="false" style:page-number="auto" fo:break-before="auto" fo:break-after="auto" style:shadow="#c0c0c0 -0.0193in 0.0193in">
        <style:tab-stops/>
      </style:paragraph-properties>
      <style:text-properties style:font-name="FreeSerif" fo:font-family="FreeSerif" style:font-style-name="Félkövér" style:font-family-generic="roman" style:font-pitch="variable"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398in" fo:margin-right="0in" fo:margin-top="0.0866in" fo:margin-bottom="0.0827in" loext:contextual-spacing="false" fo:text-indent="0in" style:auto-text-indent="false" style:shadow="#c0c0c0 0.0193in 0.0193in" text:number-lines="false" text:line-number="0">
        <style:tab-stops/>
      </style:paragraph-properties>
      <style:text-properties style:font-name="FreeSerif2"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Táblázattartalom_20_1" style:display-name="[RPG] Táblázattartalom 1" style:family="paragraph" style:parent-style-name="Table_20_Contents" style:master-page-name="">
      <style:paragraph-properties fo:margin-left="0in" fo:margin-right="0in" fo:margin-top="0in" fo:margin-bottom="0in" loext:contextual-spacing="false" fo:text-align="center" style:justify-single-word="false" fo:keep-together="always" fo:text-indent="0in" style:auto-text-indent="false" style:page-number="auto">
        <style:tab-stops/>
      </style:paragraph-properties>
      <style:text-properties style:font-name="FreeSerif3" fo:font-family="FreeSerif" style:font-style-name="Normál" style:font-pitch="variable" fo:font-size="10pt"/>
    </style:style>
    <style:style style:name="_5b_RPG_5d__20_Táblázatfejléc" style:display-name="[RPG] Táblázatfejléc" style:family="paragraph" style:parent-style-name="_5b_RPG_5d__20_Táblázattartalom_20_1">
      <style:paragraph-properties style:vertical-align="middle">
        <style:tab-stops/>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type="single" style:text-line-through-width="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KM100 szabályrendszer</dc:title>
    <dc:subject>Mágia</dc:subject>
    <meta:editing-cycles>6</meta:editing-cycles>
    <meta:editing-duration>PT4H55M29S</meta:editing-duration>
    <dc:date>2015-05-04T17:17:23.103000000</dc:date>
    <meta:document-statistic meta:table-count="6" meta:image-count="1" meta:object-count="0" meta:page-count="23" meta:paragraph-count="392" meta:word-count="3491" meta:character-count="24415" meta:non-whitespace-character-count="21380"/>
    <meta:user-defined meta:name="Info 1"/>
    <meta:user-defined meta:name="Info 2"/>
    <meta:user-defined meta:name="Info 3"/>
    <meta:user-defined meta:name="Info 4"/>
  </office:meta>
</office:document-meta>
</file>